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MSO_OLE_Obj1"/>
  <manifest:file-entry manifest:media-type="" manifest:full-path="ObjectReplacements/MSO_OLE_Obj2"/>
  <manifest:file-entry manifest:media-type="" manifest:full-path="ObjectReplacements/MSO_OLE_Obj3"/>
  <manifest:file-entry manifest:media-type="" manifest:full-path="ObjectReplacements/MSO_OLE_Obj4"/>
  <manifest:file-entry manifest:media-type="" manifest:full-path="ObjectReplacements/MSO_OLE_Obj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vnd.sun.star.oleobject" manifest:full-path="MSO_OLE_Obj1"/>
  <manifest:file-entry manifest:media-type="application/vnd.sun.star.oleobject" manifest:full-path="MSO_OLE_Obj2"/>
  <manifest:file-entry manifest:media-type="application/vnd.sun.star.oleobject" manifest:full-path="MSO_OLE_Obj3"/>
  <manifest:file-entry manifest:media-type="application/vnd.sun.star.oleobject" manifest:full-path="MSO_OLE_Obj4"/>
  <manifest:file-entry manifest:media-type="application/vnd.sun.star.oleobject" manifest:full-path="MSO_OLE_Obj5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457in"/>
    </style:style>
    <style:style style:name="co2" style:family="table-column">
      <style:table-column-properties fo:break-before="auto" style:column-width="0.8146in"/>
    </style:style>
    <style:style style:name="co3" style:family="table-column">
      <style:table-column-properties fo:break-before="auto" style:column-width="0.9028in"/>
    </style:style>
    <style:style style:name="co4" style:family="table-column">
      <style:table-column-properties fo:break-before="auto" style:column-width="0.9909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7374in"/>
    </style:style>
    <style:style style:name="co7" style:family="table-column">
      <style:table-column-properties fo:break-before="auto" style:column-width="0.6827in"/>
    </style:style>
    <style:style style:name="co8" style:family="table-column">
      <style:table-column-properties fo:break-before="auto" style:column-width="0.9138in"/>
    </style:style>
    <style:style style:name="co9" style:family="table-column">
      <style:table-column-properties fo:break-before="auto" style:column-width="0.1543in"/>
    </style:style>
    <style:style style:name="co10" style:family="table-column">
      <style:table-column-properties fo:break-before="auto" style:column-width="0.198in"/>
    </style:style>
    <style:style style:name="co11" style:family="table-column">
      <style:table-column-properties fo:break-before="auto" style:column-width="0.0992in"/>
    </style:style>
    <style:style style:name="co12" style:family="table-column">
      <style:table-column-properties fo:break-before="auto" style:column-width="0.0437in"/>
    </style:style>
    <style:style style:name="co13" style:family="table-column">
      <style:table-column-properties fo:break-before="auto" style:column-width="0.0547in"/>
    </style:style>
    <style:style style:name="co14" style:family="table-column">
      <style:table-column-properties fo:break-before="auto" style:column-width="0.2091in"/>
    </style:style>
    <style:style style:name="co15" style:family="table-column">
      <style:table-column-properties fo:break-before="auto" style:column-width="1.4201in"/>
    </style:style>
    <style:style style:name="co16" style:family="table-column">
      <style:table-column-properties fo:break-before="auto" style:column-width="0.8807in"/>
    </style:style>
    <style:style style:name="co17" style:family="table-column">
      <style:table-column-properties fo:break-before="auto" style:column-width="0.5063in"/>
    </style:style>
    <style:style style:name="co18" style:family="table-column">
      <style:table-column-properties fo:break-before="auto" style:column-width="0.7709in"/>
    </style:style>
    <style:style style:name="co19" style:family="table-column">
      <style:table-column-properties fo:break-before="auto" style:column-width="0.2535in"/>
    </style:style>
    <style:style style:name="co20" style:family="table-column">
      <style:table-column-properties fo:break-before="auto" style:column-width="0.9799in"/>
    </style:style>
    <style:style style:name="co21" style:family="table-column">
      <style:table-column-properties fo:break-before="auto" style:column-width="0.3193in"/>
    </style:style>
    <style:style style:name="co22" style:family="table-column">
      <style:table-column-properties fo:break-before="auto" style:column-width="0.4181in"/>
    </style:style>
    <style:style style:name="co23" style:family="table-column">
      <style:table-column-properties fo:break-before="auto" style:column-width="0.9362in"/>
    </style:style>
    <style:style style:name="co24" style:family="table-column">
      <style:table-column-properties fo:break-before="auto" style:column-width="0.3854in"/>
    </style:style>
    <style:style style:name="co25" style:family="table-column">
      <style:table-column-properties fo:break-before="auto" style:column-width="0.9472in"/>
    </style:style>
    <style:style style:name="co26" style:family="table-column">
      <style:table-column-properties fo:break-before="auto" style:column-width="0.4953in"/>
    </style:style>
    <style:style style:name="co27" style:family="table-column">
      <style:table-column-properties fo:break-before="auto" style:column-width="1.1016in"/>
    </style:style>
    <style:style style:name="co28" style:family="table-column">
      <style:table-column-properties fo:break-before="auto" style:column-width="0.4846in"/>
    </style:style>
    <style:style style:name="co29" style:family="table-column">
      <style:table-column-properties fo:break-before="auto" style:column-width="0.352in"/>
    </style:style>
    <style:style style:name="co30" style:family="table-column">
      <style:table-column-properties fo:break-before="auto" style:column-width="0.8035in"/>
    </style:style>
    <style:style style:name="co31" style:family="table-column">
      <style:table-column-properties fo:break-before="auto" style:column-width="0.6717in"/>
    </style:style>
    <style:style style:name="ro1" style:family="table-row">
      <style:table-row-properties style:row-height="0.2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146in" fo:break-before="auto" style:use-optimal-row-height="false"/>
    </style:style>
    <style:style style:name="ro5" style:family="table-row">
      <style:table-row-properties style:row-height="0.1665in" fo:break-before="auto" style:use-optimal-row-height="fals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602in" fo:break-before="auto" style:use-optimal-row-height="false"/>
    </style:style>
    <style:style style:name="ro8" style:family="table-row">
      <style:table-row-properties style:row-height="0.2709in" fo:break-before="auto" style:use-optimal-row-height="false"/>
    </style:style>
    <style:style style:name="ro9" style:family="table-row">
      <style:table-row-properties style:row-height="0.5209in" fo:break-before="auto" style:use-optimal-row-height="false"/>
    </style:style>
    <style:style style:name="ro10" style:family="table-row">
      <style:table-row-properties style:row-height="0.5in" fo:break-before="auto" style:use-optimal-row-height="false"/>
    </style:style>
    <style:style style:name="ro11" style:family="table-row">
      <style:table-row-properties style:row-height="0.948in" fo:break-before="auto" style:use-optimal-row-height="false"/>
    </style:style>
    <style:style style:name="ro12" style:family="table-row">
      <style:table-row-properties style:row-height="0.8126in" fo:break-before="auto" style:use-optimal-row-height="false"/>
    </style:style>
    <style:style style:name="ro13" style:family="table-row">
      <style:table-row-properties style:row-height="1.1146in" fo:break-before="auto" style:use-optimal-row-height="false"/>
    </style:style>
    <style:style style:name="ro14" style:family="table-row">
      <style:table-row-properties style:row-height="1.0102in" fo:break-before="auto" style:use-optimal-row-height="false"/>
    </style:style>
    <style:style style:name="ro15" style:family="table-row">
      <style:table-row-properties style:row-height="0.9791in" fo:break-before="auto" style:use-optimal-row-height="false"/>
    </style:style>
    <style:style style:name="ro16" style:family="table-row">
      <style:table-row-properties style:row-height="0.6043in" fo:break-before="auto" style:use-optimal-row-height="false"/>
    </style:style>
    <style:style style:name="ro17" style:family="table-row">
      <style:table-row-properties style:row-height="0.6457in" fo:break-before="auto" style:use-optimal-row-height="false"/>
    </style:style>
    <style:style style:name="ro18" style:family="table-row">
      <style:table-row-properties style:row-height="0.25in" fo:break-before="auto" style:use-optimal-row-height="false"/>
    </style:style>
    <style:style style:name="ro19" style:family="table-row">
      <style:table-row-properties style:row-height="1.0209in" fo:break-before="auto" style:use-optimal-row-height="false"/>
    </style:style>
    <style:style style:name="ro20" style:family="table-row">
      <style:table-row-properties style:row-height="0.4165in" fo:break-before="auto" style:use-optimal-row-height="false"/>
    </style:style>
    <style:style style:name="ro21" style:family="table-row">
      <style:table-row-properties style:row-height="0.2445in" fo:break-before="auto" style:use-optimal-row-height="tru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0.1563in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OuterRib">
      <style:table-properties table:display="true" style:writing-mode="lr-tb"/>
    </style:style>
    <style:style style:name="ta3" style:family="table" style:master-page-name="PageStyle_5f_InnerRib">
      <style:table-properties table:display="true" style:writing-mode="lr-tb"/>
    </style:style>
    <style:style style:name="ta4" style:family="table" style:master-page-name="PageStyle_5f_Bottom">
      <style:table-properties table:display="true" style:writing-mode="lr-tb"/>
    </style:style>
    <style:style style:name="ta5" style:family="table" style:master-page-name="PageStyle_5f_Top">
      <style:table-properties table:display="true" style:writing-mode="lr-tb"/>
    </style:style>
    <style:style style:name="ta6" style:family="table" style:master-page-name="PageStyle_5f_Assembly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ffff99" style:diagonal-bl-tr="none" style:diagonal-tl-br="none" fo:border="0.0138in solid #1a1a1a"/>
    </style:style>
    <style:style style:name="ce5" style:family="table-cell" style:parent-style-name="Default">
      <style:table-cell-properties fo:border-bottom="none" style:diagonal-bl-tr="none" style:diagonal-tl-br="none" fo:border-left="0.0346in solid #1a1a1a" fo:border-right="none" fo:border-top="0.0346in solid #1a1a1a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93">
      <style:table-cell-properties style:glyph-orientation-vertical="0" fo:border-bottom="0.0138in solid #1a1a1a" fo:background-color="#c0c0c0" style:diagonal-bl-tr="none" style:diagonal-tl-br="none" style:text-align-source="fix" style:repeat-content="false" fo:wrap-option="no-wrap" fo:border-left="0.0346in solid #1a1a1a" style:direction="ltr" fo:border-right="0.0138in solid #969696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0.0138in solid #969696" fo:background-color="#c0c0c0" style:diagonal-bl-tr="none" style:diagonal-tl-br="none" fo:border-left="0.0346in solid #1a1a1a" fo:border-right="0.0138in solid #969696" fo:border-top="none"/>
    </style:style>
    <style:style style:name="ce8" style:family="table-cell" style:parent-style-name="Default">
      <style:table-cell-properties fo:border-bottom="0.0138in solid #969696" fo:background-color="#c0c0c0" style:diagonal-bl-tr="none" style:diagonal-tl-br="none" fo:border-left="0.0346in solid #1a1a1a" fo:border-right="0.0138in solid #969696" fo:border-top="0.0138in solid #969696"/>
    </style:style>
    <style:style style:name="ce9" style:family="table-cell" style:parent-style-name="Default">
      <style:table-cell-properties fo:border-bottom="0.0346in solid #1a1a1a" fo:background-color="#c0c0c0" style:diagonal-bl-tr="none" style:diagonal-tl-br="none" fo:border-left="0.0346in solid #1a1a1a" fo:border-right="0.0138in solid #969696" fo:border-top="0.0138in solid #969696"/>
    </style:style>
    <style:style style:name="ce10" style:family="table-cell" style:parent-style-name="Default" style:data-style-name="N193">
      <style:table-cell-properties fo:border-bottom="none" style:diagonal-bl-tr="none" style:diagonal-tl-br="none" fo:border-left="0.0346in solid #1a1a1a" fo:border-right="none" fo:border-top="0.0346in solid #1a1a1a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193">
      <style:table-cell-properties fo:border-bottom="0.0138in solid #969696" fo:background-color="#c0c0c0" style:diagonal-bl-tr="none" style:diagonal-tl-br="none" fo:border-left="0.0346in solid #1a1a1a" fo:border-right="0.0138in solid #969696" fo:border-top="none"/>
    </style:style>
    <style:style style:name="ce12" style:family="table-cell" style:parent-style-name="Default" style:data-style-name="N193">
      <style:table-cell-properties fo:border-bottom="0.0138in solid #969696" fo:background-color="#c0c0c0" style:diagonal-bl-tr="none" style:diagonal-tl-br="none" fo:border-left="0.0346in solid #1a1a1a" fo:border-right="0.0138in solid #969696" fo:border-top="0.0138in solid #969696"/>
    </style:style>
    <style:style style:name="ce13" style:family="table-cell" style:parent-style-name="Default" style:data-style-name="N193">
      <style:table-cell-properties fo:border-bottom="0.0346in solid #1a1a1a" fo:background-color="#c0c0c0" style:diagonal-bl-tr="none" style:diagonal-tl-br="none" fo:border-left="0.0346in solid #1a1a1a" fo:border-right="0.0138in solid #969696" fo:border-top="0.0138in solid #969696"/>
    </style:style>
    <style:style style:name="ce14" style:family="table-cell" style:parent-style-name="Default">
      <style:table-cell-properties fo:background-color="#ffff99" style:diagonal-bl-tr="none" style:diagonal-tl-br="none" fo:border="0.0138in solid #1a1a1a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138in solid #1a1a1a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none" fo:border-right="none" fo:border-top="0.0346in solid #1a1a1a"/>
    </style:style>
    <style:style style:name="ce18" style:family="table-cell" style:parent-style-name="Default" style:data-style-name="N193">
      <style:table-cell-properties style:glyph-orientation-vertical="0" fo:border-bottom="0.0138in solid #1a1a1a" fo:background-color="#c0c0c0" style:diagonal-bl-tr="none" style:diagonal-tl-br="none" style:text-align-source="fix" style:repeat-content="false" fo:wrap-option="no-wrap" fo:border-left="0.0138in solid #969696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order-bottom="0.0138in solid #969696" fo:background-color="#c0c0c0" style:diagonal-bl-tr="none" style:diagonal-tl-br="none" fo:border-left="0.0138in solid #969696" fo:border-right="none" fo:border-top="none"/>
    </style:style>
    <style:style style:name="ce20" style:family="table-cell" style:parent-style-name="Default">
      <style:table-cell-properties fo:border-bottom="0.0138in solid #969696" fo:background-color="#c0c0c0" style:diagonal-bl-tr="none" style:diagonal-tl-br="none" fo:border-left="0.0138in solid #969696" fo:border-right="none" fo:border-top="0.0138in solid #969696"/>
    </style:style>
    <style:style style:name="ce21" style:family="table-cell" style:parent-style-name="Default">
      <style:table-cell-properties fo:border-bottom="0.0346in solid #1a1a1a" fo:background-color="#c0c0c0" style:diagonal-bl-tr="none" style:diagonal-tl-br="none" fo:border-left="0.0138in solid #969696" fo:border-right="none" fo:border-top="0.0138in solid #969696"/>
    </style:style>
    <style:style style:name="ce22" style:family="table-cell" style:parent-style-name="Default" style:data-style-name="N193">
      <style:table-cell-properties fo:border-bottom="none" style:diagonal-bl-tr="none" style:diagonal-tl-br="none" fo:border-left="none" fo:border-right="none" fo:border-top="0.0346in solid #1a1a1a"/>
    </style:style>
    <style:style style:name="ce23" style:family="table-cell" style:parent-style-name="Default" style:data-style-name="N193">
      <style:table-cell-properties fo:border-bottom="0.0138in solid #969696" fo:background-color="#c0c0c0" style:diagonal-bl-tr="none" style:diagonal-tl-br="none" fo:border-left="0.0138in solid #969696" fo:border-right="none" fo:border-top="none"/>
    </style:style>
    <style:style style:name="ce24" style:family="table-cell" style:parent-style-name="Default" style:data-style-name="N193">
      <style:table-cell-properties fo:border-bottom="0.0138in solid #969696" fo:background-color="#c0c0c0" style:diagonal-bl-tr="none" style:diagonal-tl-br="none" fo:border-left="0.0138in solid #969696" fo:border-right="none" fo:border-top="0.0138in solid #969696"/>
    </style:style>
    <style:style style:name="ce25" style:family="table-cell" style:parent-style-name="Default" style:data-style-name="N193">
      <style:table-cell-properties fo:border-bottom="0.0346in solid #1a1a1a" fo:background-color="#c0c0c0" style:diagonal-bl-tr="none" style:diagonal-tl-br="none" fo:border-left="0.0138in solid #969696" fo:border-right="none" fo:border-top="0.0138in solid #969696"/>
    </style:style>
    <style:style style:name="ce26" style:family="table-cell" style:parent-style-name="Default" style:data-style-name="N193">
      <style:table-cell-properties style:glyph-orientation-vertical="0" fo:border-bottom="0.0138in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193">
      <style:table-cell-properties style:diagonal-bl-tr="none" style:diagonal-tl-br="none" fo:border="none"/>
    </style:style>
    <style:style style:name="ce28" style:family="table-cell" style:parent-style-name="Default" style:data-style-name="N193">
      <style:table-cell-properties fo:border-bottom="0.0346in solid #1a1a1a" style:diagonal-bl-tr="none" style:diagonal-tl-br="none" fo:border-left="none" fo:border-right="none" fo:border-top="none"/>
    </style:style>
    <style:style style:name="ce29" style:family="table-cell" style:parent-style-name="Default">
      <style:table-cell-properties style:glyph-orientation-vertical="0" fo:border-bottom="0.0138in solid #1a1a1a" fo:background-color="#ccffcc" style:diagonal-bl-tr="none" style:diagonal-tl-br="none" style:text-align-source="fix" style:repeat-content="false" fo:wrap-option="no-wrap" fo:border-left="0.0138in solid #1a1a1a" style:direction="ltr" fo:border-right="none" style:rotation-angle="0" style:rotation-align="none" style:shrink-to-fit="false" fo:border-top="0.0138in solid #1a1a1a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ackground-color="#ccffcc" style:diagonal-bl-tr="none" style:diagonal-tl-br="none" fo:border="0.0138in solid #1a1a1a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border-right="0.0346in solid #1a1a1a" fo:border-top="0.0346in solid #1a1a1a"/>
    </style:style>
    <style:style style:name="ce33" style:family="table-cell" style:parent-style-name="Default" style:data-style-name="N193">
      <style:table-cell-properties style:glyph-orientation-vertical="0" fo:border-bottom="0.0138in solid #1a1a1a" style:diagonal-bl-tr="none" style:diagonal-tl-br="none" style:text-align-source="fix" style:repeat-content="false" fo:wrap-option="no-wrap" fo:border-left="none" style:direction="ltr" fo:border-right="0.0346in solid #1a1a1a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193">
      <style:table-cell-properties fo:border-bottom="none" style:diagonal-bl-tr="none" style:diagonal-tl-br="none" fo:border-left="none" fo:border-right="0.0346in solid #1a1a1a" fo:border-top="none"/>
    </style:style>
    <style:style style:name="ce35" style:family="table-cell" style:parent-style-name="Default" style:data-style-name="N193">
      <style:table-cell-properties fo:border-bottom="0.0346in solid #1a1a1a" style:diagonal-bl-tr="none" style:diagonal-tl-br="none" fo:border-left="none" fo:border-right="0.0346in solid #1a1a1a" fo:border-top="none"/>
    </style:style>
    <style:style style:name="ce36" style:family="table-cell" style:parent-style-name="Default" style:data-style-name="N193">
      <style:table-cell-properties fo:border-bottom="none" style:diagonal-bl-tr="none" style:diagonal-tl-br="none" fo:border-left="none" fo:border-right="0.0346in solid #1a1a1a" fo:border-top="0.0346in solid #1a1a1a"/>
    </style:style>
    <style:style style:name="ce37" style:family="table-cell" style:parent-style-name="Default" style:data-style-name="N193">
      <style:table-cell-properties style:glyph-orientation-vertical="0" fo:border-bottom="0.0138in solid #1a1a1a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1a1a1a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193">
      <style:table-cell-properties fo:border-bottom="0.0138in solid #1a1a1a" fo:background-color="#ccffcc" style:diagonal-bl-tr="none" style:diagonal-tl-br="none" fo:border-left="0.0138in solid #1a1a1a" fo:border-right="none" fo:border-top="0.0138in solid #1a1a1a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138in solid #1a1a1a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1a1a1a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fo:border-bottom="0.0138in solid #1a1a1a" fo:background-color="#ccffcc" style:diagonal-bl-tr="none" style:diagonal-tl-br="none" fo:border-left="none" fo:border-right="0.0138in solid #1a1a1a" fo:border-top="0.0138in solid #1a1a1a"/>
    </style:style>
    <style:style style:name="ce42" style:family="table-cell" style:parent-style-name="Default" style:data-style-name="N193">
      <style:table-cell-properties fo:border-bottom="0.0138in solid #969696" fo:background-color="#c0c0c0" style:diagonal-bl-tr="none" style:diagonal-tl-br="none" fo:border-left="0.0346in solid #1a1a1a" fo:border-right="none" fo:border-top="0.0138in solid #1a1a1a"/>
    </style:style>
    <style:style style:name="ce43" style:family="table-cell" style:parent-style-name="Default" style:data-style-name="N193">
      <style:table-cell-properties fo:border-bottom="0.0346in solid #1a1a1a" fo:background-color="#c0c0c0" style:diagonal-bl-tr="none" style:diagonal-tl-br="none" fo:border-left="0.0346in solid #1a1a1a" fo:border-right="none" fo:border-top="0.0138in solid #969696"/>
    </style:style>
    <style:style style:name="ce44" style:family="table-cell" style:parent-style-name="Default" style:data-style-name="N193">
      <style:table-cell-properties style:diagonal-bl-tr="none" style:diagonal-tl-br="none" fo:background-color="transparent" fo:border="none"/>
    </style:style>
    <style:style style:name="ce45" style:family="table-cell" style:parent-style-name="Default">
      <style:table-cell-properties fo:border-bottom="none" fo:background-color="#c0c0c0" style:diagonal-bl-tr="none" style:diagonal-tl-br="none" fo:border-left="0.0346in solid #1a1a1a" fo:border-right="0.0138in solid #969696" fo:border-top="0.0138in solid #969696"/>
    </style:style>
    <style:style style:name="ce46" style:family="table-cell" style:parent-style-name="Default" style:data-style-name="N193"/>
    <style:style style:name="ce47" style:family="table-cell" style:parent-style-name="Default" style:data-style-name="N193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93">
      <style:table-cell-properties fo:border-bottom="0.0138in solid #969696" fo:background-color="#c0c0c0" style:diagonal-bl-tr="none" style:diagonal-tl-br="none" fo:border-left="none" fo:border-right="none" fo:border-top="0.0138in solid #1a1a1a"/>
    </style:style>
    <style:style style:name="ce49" style:family="table-cell" style:parent-style-name="Default" style:data-style-name="N193">
      <style:table-cell-properties fo:border-bottom="0.0346in solid #1a1a1a" fo:background-color="#c0c0c0" style:diagonal-bl-tr="none" style:diagonal-tl-br="none" fo:border-left="none" fo:border-right="none" fo:border-top="0.0138in solid #969696"/>
    </style:style>
    <style:style style:name="ce50" style:family="table-cell" style:parent-style-name="Default">
      <style:table-cell-properties fo:border-bottom="none" fo:background-color="#c0c0c0" style:diagonal-bl-tr="none" style:diagonal-tl-br="none" fo:border-left="0.0138in solid #969696" fo:border-right="none" fo:border-top="0.0138in solid #969696"/>
    </style:style>
    <style:style style:name="ce51" style:family="table-cell" style:parent-style-name="Default" style:data-style-name="N193">
      <style:table-cell-properties fo:border-bottom="0.0138in solid #1a1a1a" fo:background-color="#ccffcc" style:diagonal-bl-tr="none" style:diagonal-tl-br="none" fo:border-left="none" fo:border-right="0.0138in solid #1a1a1a" fo:border-top="0.0138in solid #1a1a1a"/>
    </style:style>
    <style:style style:name="ce52" style:family="table-cell" style:parent-style-name="Default" style:data-style-name="N193">
      <style:table-cell-properties fo:border-bottom="0.0138in solid #969696" style:diagonal-bl-tr="none" style:diagonal-tl-br="none" fo:border-left="none" fo:border-right="none" fo:border-top="0.0138in solid #1a1a1a"/>
    </style:style>
    <style:style style:name="ce53" style:family="table-cell" style:parent-style-name="Default" style:data-style-name="N193">
      <style:table-cell-properties fo:border-bottom="0.0346in solid #1a1a1a" style:diagonal-bl-tr="none" style:diagonal-tl-br="none" fo:border-left="none" fo:border-right="none" fo:border-top="0.0138in solid #969696"/>
    </style:style>
    <style:style style:name="ce54" style:family="table-cell" style:parent-style-name="Default" style:data-style-name="N193">
      <style:table-cell-properties fo:border-bottom="0.0138in solid #969696" style:diagonal-bl-tr="none" style:diagonal-tl-br="none" fo:border-left="none" fo:border-right="0.0346in solid #1a1a1a" fo:border-top="0.0138in solid #1a1a1a"/>
    </style:style>
    <style:style style:name="ce55" style:family="table-cell" style:parent-style-name="Default" style:data-style-name="N193">
      <style:table-cell-properties fo:border-bottom="0.0346in solid #1a1a1a" style:diagonal-bl-tr="none" style:diagonal-tl-br="none" fo:border-left="none" fo:border-right="0.0346in solid #1a1a1a" fo:border-top="0.0138in solid #969696"/>
    </style:style>
    <style:style style:name="ce56" style:family="table-cell" style:parent-style-name="Default"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style:rotation-angle="9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93">
      <style:table-cell-properties style:glyph-orientation-vertical="0" style:text-align-source="fix" style:repeat-content="false" fo:wrap-option="no-wrap" style:direction="ltr" style:rotation-angle="9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style:rotation-angle="90" style:rotation-align="none" style:shrink-to-fit="false" style:vertical-align="top"/>
      <style:paragraph-properties fo:text-align="center" fo:margin-left="0in" style:writing-mode="page"/>
    </style:style>
    <style:style style:name="ce61" style:family="table-cell" style:parent-style-name="Default" style:data-style-name="N19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93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0.0138in solid #1a1a1a" style:diagonal-bl-tr="none" style:diagonal-tl-br="none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order-bottom="0.0138in solid #1a1a1a" style:diagonal-bl-tr="none" style:diagonal-tl-br="none" fo:border-left="none" fo:border-right="none" fo:border-top="0.0138in solid #1a1a1a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93">
      <style:table-cell-properties style:glyph-orientation-vertical="0" fo:border-bottom="0.0138in solid #1a1a1a" style:diagonal-bl-tr="none" style:diagonal-tl-br="none" style:text-align-source="fix" style:repeat-content="false" fo:wrap-option="no-wrap" fo:border-left="none" style:direction="ltr" fo:border-right="none" style:rotation-angle="90" style:rotation-align="none" style:shrink-to-fit="false" fo:border-top="0.0138in solid #1a1a1a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9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 style:data-style-name="N19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 style:data-style-name="N193">
      <style:table-cell-properties style:glyph-orientation-vertical="0" style:text-align-source="fix" style:repeat-content="false" fo:wrap-option="no-wrap" style:direction="ltr" style:rotation-angle="9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93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9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9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9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9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 style:data-style-name="N19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visible-area-left="0in" draw:visible-area-top="0in" draw:visible-area-width="2.3122in" draw:visible-area-height="4.4106in" draw:ole-draw-aspect="1"/>
    </style:style>
    <style:style style:name="gr2" style:family="graphic">
      <style:graphic-properties draw:stroke="solid" svg:stroke-width="0.0035in" svg:stroke-color="#000000" draw:marker-end="msArrowEnd_20_5" draw:marker-end-width="0.0827in" draw:marker-end-center="false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="hidden"/>
    </style:style>
    <style:style style:name="gr3" style:family="graphic">
      <style:graphic-properties draw:visible-area-left="0in" draw:visible-area-top="0in" draw:visible-area-width="2.3142in" draw:visible-area-height="4.4106in" draw:ole-draw-aspect="1"/>
    </style:style>
    <style:style style:name="gr4" style:family="graphic">
      <style:graphic-properties draw:visible-area-left="0in" draw:visible-area-top="0in" draw:visible-area-width="3.198in" draw:visible-area-height="3.9854in" draw:ole-draw-aspect="1"/>
    </style:style>
    <style:style style:name="gr5" style:family="graphic">
      <style:graphic-properties draw:stroke="solid" svg:stroke-width="0.0102in" svg:stroke-color="#000000" draw:marker-end="msArrowEnd_20_5" draw:marker-end-width="0.0827in" draw:marker-end-center="false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="hidden"/>
    </style:style>
    <style:style style:name="gr6" style:family="graphic">
      <style:graphic-properties draw:visible-area-left="0in" draw:visible-area-top="0in" draw:visible-area-width="3.2146in" draw:visible-area-height="4.5925in" draw:ole-draw-aspect="1"/>
    </style:style>
    <style:style style:name="gr7" style:family="graphic">
      <style:graphic-properties draw:visible-area-left="0in" draw:visible-area-top="0in" draw:visible-area-width="15.6941in" draw:visible-area-height="10.2272in" draw:ole-draw-aspect="1"/>
    </style:style>
    <style:style style:name="P1" style:family="paragraph">
      <style:paragraph-properties fo:text-align="center" style:writing-mode="lr-tb"/>
      <style:text-properties fo:font-size="24pt"/>
    </style:style>
  </office:automatic-styles>
  <office:body>
    <office:spreadsheet>
      <table:calculation-settings table:case-sensitive="false" table:automatic-find-labels="false" table:use-regular-expressions="false"/>
      <table:table table:name="Data" table:style-name="ta1" table:print-ranges="Data.A1:Data.J7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6"/>
        <table:table-column table:style-name="co8" table:number-columns-repeated="3" table:default-cell-style-name="ce46"/>
        <table:table-column table:style-name="co5" table:number-columns-repeated="1014" table:default-cell-style-name="Default"/>
        <table:table-row table:style-name="ro1">
          <table:table-cell table:style-name="ce1" office:value-type="string">
            <text:p>HARALD PRINZLER FF03A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1. Enter preferred dimensions in yellow cells with blue text (original plan's bottom is 100cm long)</text:p>
          </table:table-cell>
          <table:table-cell table:style-name="ce3" table:number-columns-repeated="5"/>
          <table:table-cell table:style-name="ce47" table:number-columns-repeated="4"/>
          <table:table-cell table:style-name="ce3" table:number-columns-repeated="1014"/>
        </table:table-row>
        <table:table-row table:style-name="ro2">
          <table:table-cell table:style-name="ce2" office:value-type="string">
            <text:p>2. Print each sheet</text:p>
          </table:table-cell>
          <table:table-cell table:style-name="ce3" table:number-columns-repeated="5"/>
          <table:table-cell table:style-name="ce47" table:number-columns-repeated="4"/>
          <table:table-cell table:style-name="ce3" table:number-columns-repeated="1014"/>
        </table:table-row>
        <table:table-row table:style-name="ro2">
          <table:table-cell table:style-name="ce2" office:value-type="string">
            <text:p>3. Have fun building your flowform and thank Harald for his information.</text:p>
          </table:table-cell>
          <table:table-cell table:style-name="ce3" table:number-columns-repeated="5"/>
          <table:table-cell table:style-name="ce47" table:number-columns-repeated="4"/>
          <table:table-cell table:style-name="ce3" table:number-columns-repeated="1014"/>
        </table:table-row>
        <table:table-row table:style-name="ro2">
          <table:table-cell table:style-name="ce3" office:value-type="string">
            <text:p>Note: the grey cells are Harald Prinzler's FF03A original dimensions.</text:p>
          </table:table-cell>
          <table:table-cell table:style-name="ce3" table:number-columns-repeated="5"/>
          <table:table-cell table:style-name="ce47" table:number-columns-repeated="4"/>
          <table:table-cell table:style-name="ce3"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Scale Factor:</text:p>
          </table:table-cell>
          <table:table-cell table:style-name="ce14" office:value-type="float" office:value="1.5">
            <text:p>1.5</text:p>
          </table:table-cell>
          <table:table-cell table:style-name="ce16"/>
          <table:table-cell table:style-name="ce29" office:value-type="string">
            <text:p>Overall dimensions</text:p>
          </table:table-cell>
          <table:table-cell table:style-name="ce37"/>
          <table:table-cell table:style-name="ce40"/>
          <table:table-cell table:style-name="ce37"/>
          <table:table-cell table:style-name="ce51"/>
          <table:table-cell table:number-columns-repeated="1016"/>
        </table:table-row>
        <table:table-row table:style-name="ro3">
          <table:table-cell table:style-name="ce4" office:value-type="string">
            <text:p>Units (cm, inch)</text:p>
          </table:table-cell>
          <table:table-cell table:style-name="ce15" office:value-type="string">
            <text:p>cm</text:p>
          </table:table-cell>
          <table:table-cell/>
          <table:table-cell table:style-name="ce30" office:value-type="string">
            <text:p>Bottom length</text:p>
          </table:table-cell>
          <table:table-cell table:style-name="ce38" table:formula="of:=[.C35]/unitFactor" office:value-type="float" office:value="150">
            <text:p>150.000</text:p>
          </table:table-cell>
          <table:table-cell table:style-name="ce41" office:value-type="string">
            <text:p>cm</text:p>
          </table:table-cell>
          <table:table-cell table:style-name="ce38" table:formula="of:=[.E8]/2.54" office:value-type="float" office:value="59.0551181102362">
            <text:p>59.055</text:p>
          </table:table-cell>
          <table:table-cell table:style-name="ce51" office:value-type="string">
            <text:p>inches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offset x</text:p>
          </table:table-cell>
          <table:table-cell table:style-name="ce14" office:value-type="float" office:value="0">
            <text:p>0</text:p>
          </table:table-cell>
          <table:table-cell/>
          <table:table-cell table:style-name="ce30" office:value-type="string">
            <text:p>Bottom width</text:p>
          </table:table-cell>
          <table:table-cell table:style-name="ce38" table:formula="of:=[.H32]/unitFactor" office:value-type="float" office:value="120">
            <text:p>120.000</text:p>
          </table:table-cell>
          <table:table-cell table:style-name="ce41" office:value-type="string">
            <text:p>cm</text:p>
          </table:table-cell>
          <table:table-cell table:style-name="ce38" table:formula="of:=[.E9]/2.54" office:value-type="float" office:value="47.244094488189">
            <text:p>47.244</text:p>
          </table:table-cell>
          <table:table-cell table:style-name="ce51" office:value-type="string">
            <text:p>inches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offset y</text:p>
          </table:table-cell>
          <table:table-cell table:style-name="ce14" office:value-type="float" office:value="2">
            <text:p>2</text:p>
          </table:table-cell>
          <table:table-cell/>
          <table:table-cell table:style-name="ce30" office:value-type="string">
            <text:p>Total length</text:p>
          </table:table-cell>
          <table:table-cell table:style-name="ce38" table:formula="of:=([.C35]-[.C19])/unitFactor" office:value-type="float" office:value="164.3415">
            <text:p>164.342</text:p>
          </table:table-cell>
          <table:table-cell table:style-name="ce41" office:value-type="string">
            <text:p>cm</text:p>
          </table:table-cell>
          <table:table-cell table:style-name="ce38" table:formula="of:=[.E10]/2.54" office:value-type="float" office:value="64.7013779527559">
            <text:p>64.701</text:p>
          </table:table-cell>
          <table:table-cell table:style-name="ce51" office:value-type="string">
            <text:p>inches</text:p>
          </table:table-cell>
          <table:table-cell table:number-columns-repeated="1016"/>
        </table:table-row>
        <table:table-row table:style-name="ro3">
          <table:table-cell/>
          <table:table-cell table:style-name="ce16"/>
          <table:table-cell/>
          <table:table-cell table:style-name="ce31" table:number-columns-repeated="2"/>
          <table:table-cell table:number-columns-repeated="1019"/>
        </table:table-row>
        <table:table-row table:style-name="ro3">
          <table:table-cell office:value-type="string">
            <text:p>unit factor</text:p>
          </table:table-cell>
          <table:table-cell table:formula="of:=IF(Units=&quot;inch&quot;;1/2.54;IF(Units=&quot;cm&quot;;1;0))" office:value-type="float" office:value="1">
            <text:p>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>
            <text:p>Outer Profile</text:p>
          </table:table-cell>
          <table:table-cell table:style-name="ce17" table:number-columns-repeated="2"/>
          <table:table-cell table:style-name="ce32"/>
          <table:table-cell/>
          <table:table-cell table:style-name="ce10" office:value-type="string">
            <text:p>Inner Keel</text:p>
          </table:table-cell>
          <table:table-cell table:style-name="ce22" table:number-columns-repeated="2"/>
          <table:table-cell table:style-name="ce36"/>
          <table:table-cell table:number-columns-repeated="1015"/>
        </table:table-row>
        <table:table-row table:style-name="ro5">
          <table:table-cell table:style-name="ce6" office:value-type="string">
            <text:p>Xp</text:p>
          </table:table-cell>
          <table:table-cell table:style-name="ce18" office:value-type="string">
            <text:p>Yp</text:p>
          </table:table-cell>
          <table:table-cell table:style-name="ce26" office:value-type="string">
            <text:p>Scaled Xp</text:p>
          </table:table-cell>
          <table:table-cell table:style-name="ce33" office:value-type="string">
            <text:p>Scaled Yp</text:p>
          </table:table-cell>
          <table:table-cell table:style-name="ce39"/>
          <table:table-cell table:style-name="ce6" office:value-type="string">
            <text:p>Xp</text:p>
          </table:table-cell>
          <table:table-cell table:style-name="ce18" office:value-type="string">
            <text:p>Yp</text:p>
          </table:table-cell>
          <table:table-cell table:style-name="ce26" office:value-type="string">
            <text:p>Scaled Xp</text:p>
          </table:table-cell>
          <table:table-cell table:style-name="ce33" office:value-type="string">
            <text:p>Scaled Yp</text:p>
          </table:table-cell>
          <table:table-cell table:style-name="ce39" table:number-columns-repeated="1015"/>
        </table:table-row>
        <table:table-row table:style-name="ro5"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7" table:formula="of:=([.A17]*ScaleFactor+offset)*unitFactor" office:value-type="float" office:value="0">
            <text:p>0.000</text:p>
          </table:table-cell>
          <table:table-cell table:style-name="ce34" table:formula="of:=([.B17]*ScaleFactor+offset)*unitFactor" office:value-type="float" office:value="0">
            <text:p>0.000</text:p>
          </table:table-cell>
          <table:table-cell/>
          <table:table-cell table:style-name="ce42" office:value-type="float" office:value="0">
            <text:p>0.000</text:p>
          </table:table-cell>
          <table:table-cell table:style-name="ce48" office:value-type="float" office:value="-34.511">
            <text:p>-34.511</text:p>
          </table:table-cell>
          <table:table-cell table:style-name="ce52" table:formula="of:=([.F17]*ScaleFactor+offset)*unitFactor" office:value-type="float" office:value="0">
            <text:p>0.000</text:p>
          </table:table-cell>
          <table:table-cell table:style-name="ce54" table:formula="of:=([.G17]*ScaleFactor+offset)*unitFactor" office:value-type="float" office:value="-51.7665">
            <text:p>-51.767</text:p>
          </table:table-cell>
          <table:table-cell table:number-columns-repeated="2"/>
          <table:table-cell table:style-name="ce56"/>
          <table:table-cell table:number-columns-repeated="1012"/>
        </table:table-row>
        <table:table-row table:style-name="ro5">
          <table:table-cell table:style-name="ce8" office:value-type="float" office:value="-10.778">
            <text:p>-10.78</text:p>
          </table:table-cell>
          <table:table-cell table:style-name="ce20" office:value-type="float" office:value="17.269">
            <text:p>17.27</text:p>
          </table:table-cell>
          <table:table-cell table:style-name="ce27" table:formula="of:=([.A18]*ScaleFactor+offset)*unitFactor" office:value-type="float" office:value="-16.167">
            <text:p>-16.167</text:p>
          </table:table-cell>
          <table:table-cell table:style-name="ce34" table:formula="of:=([.B18]*ScaleFactor+offset)*unitFactor" office:value-type="float" office:value="25.9035">
            <text:p>25.904</text:p>
          </table:table-cell>
          <table:table-cell/>
          <table:table-cell table:style-name="ce43" office:value-type="float" office:value="60">
            <text:p>60.000</text:p>
          </table:table-cell>
          <table:table-cell table:style-name="ce49" office:value-type="float" office:value="0">
            <text:p>0.000</text:p>
          </table:table-cell>
          <table:table-cell table:style-name="ce53" table:formula="of:=([.F18]*ScaleFactor+offset)*unitFactor" office:value-type="float" office:value="90">
            <text:p>90.000</text:p>
          </table:table-cell>
          <table:table-cell table:style-name="ce55" table:formula="of:=([.G18]*ScaleFactor+offset)*unitFactor" office:value-type="float" office:value="0">
            <text:p>0.000</text:p>
          </table:table-cell>
          <table:table-cell table:number-columns-repeated="2"/>
          <table:table-cell table:style-name="ce56"/>
          <table:table-cell table:number-columns-repeated="1012"/>
        </table:table-row>
        <table:table-row table:style-name="ro5">
          <table:table-cell table:style-name="ce8" office:value-type="float" office:value="-9.561">
            <text:p>-9.56</text:p>
          </table:table-cell>
          <table:table-cell table:style-name="ce20" office:value-type="float" office:value="17.951">
            <text:p>17.95</text:p>
          </table:table-cell>
          <table:table-cell table:style-name="ce27" table:formula="of:=([.A19]*ScaleFactor+offset)*unitFactor" office:value-type="float" office:value="-14.3415">
            <text:p>-14.342</text:p>
          </table:table-cell>
          <table:table-cell table:style-name="ce34" table:formula="of:=([.B19]*ScaleFactor+offset)*unitFactor" office:value-type="float" office:value="26.9265">
            <text:p>26.927</text:p>
          </table:table-cell>
          <table:table-cell/>
          <table:table-cell table:style-name="ce44" table:number-columns-repeated="4"/>
          <table:table-cell table:number-columns-repeated="2"/>
          <table:table-cell table:style-name="ce56"/>
          <table:table-cell table:number-columns-repeated="1012"/>
        </table:table-row>
        <table:table-row table:style-name="ro5">
          <table:table-cell table:style-name="ce8" office:value-type="float" office:value="-6.518">
            <text:p>-6.52</text:p>
          </table:table-cell>
          <table:table-cell table:style-name="ce20" office:value-type="float" office:value="19.379">
            <text:p>19.38</text:p>
          </table:table-cell>
          <table:table-cell table:style-name="ce27" table:formula="of:=([.A20]*ScaleFactor+offset)*unitFactor" office:value-type="float" office:value="-9.777">
            <text:p>-9.777</text:p>
          </table:table-cell>
          <table:table-cell table:style-name="ce34" table:formula="of:=([.B20]*ScaleFactor+offset)*unitFactor" office:value-type="float" office:value="29.0685">
            <text:p>29.069</text:p>
          </table:table-cell>
          <table:table-cell/>
          <table:table-cell table:style-name="ce10" office:value-type="string">
            <text:p>Outer Keel</text:p>
          </table:table-cell>
          <table:table-cell table:style-name="ce22" table:number-columns-repeated="2"/>
          <table:table-cell table:style-name="ce36"/>
          <table:table-cell table:number-columns-repeated="2"/>
          <table:table-cell table:style-name="ce56"/>
          <table:table-cell table:number-columns-repeated="1012"/>
        </table:table-row>
        <table:table-row table:style-name="ro5">
          <table:table-cell table:style-name="ce8" office:value-type="float" office:value="-3.474">
            <text:p>-3.47</text:p>
          </table:table-cell>
          <table:table-cell table:style-name="ce20" office:value-type="float" office:value="20.49">
            <text:p>20.49</text:p>
          </table:table-cell>
          <table:table-cell table:style-name="ce27" table:formula="of:=([.A21]*ScaleFactor+offset)*unitFactor" office:value-type="float" office:value="-5.211">
            <text:p>-5.211</text:p>
          </table:table-cell>
          <table:table-cell table:style-name="ce34" table:formula="of:=([.B21]*ScaleFactor+offset)*unitFactor" office:value-type="float" office:value="30.735">
            <text:p>30.735</text:p>
          </table:table-cell>
          <table:table-cell/>
          <table:table-cell table:style-name="ce6" office:value-type="string">
            <text:p>Xp</text:p>
          </table:table-cell>
          <table:table-cell table:style-name="ce18" office:value-type="string">
            <text:p>Yp</text:p>
          </table:table-cell>
          <table:table-cell table:style-name="ce26" office:value-type="string">
            <text:p>Scaled Xp</text:p>
          </table:table-cell>
          <table:table-cell table:style-name="ce33" office:value-type="string">
            <text:p>Scaled Yp</text:p>
          </table:table-cell>
          <table:table-cell table:number-columns-repeated="2"/>
          <table:table-cell table:style-name="ce56"/>
          <table:table-cell table:number-columns-repeated="1012"/>
        </table:table-row>
        <table:table-row table:style-name="ro5">
          <table:table-cell table:style-name="ce8" office:value-type="float" office:value="0">
            <text:p>0</text:p>
          </table:table-cell>
          <table:table-cell table:style-name="ce20" office:value-type="float" office:value="21.451">
            <text:p>21.45</text:p>
          </table:table-cell>
          <table:table-cell table:style-name="ce27" table:formula="of:=([.A22]*ScaleFactor+offset)*unitFactor" office:value-type="float" office:value="0">
            <text:p>0.000</text:p>
          </table:table-cell>
          <table:table-cell table:style-name="ce34" table:formula="of:=([.B22]*ScaleFactor+offset)*unitFactor" office:value-type="float" office:value="32.1765">
            <text:p>32.177</text:p>
          </table:table-cell>
          <table:table-cell/>
          <table:table-cell table:style-name="ce42" office:value-type="float" office:value="0">
            <text:p>0.000</text:p>
          </table:table-cell>
          <table:table-cell table:style-name="ce48" office:value-type="float" office:value="-34.511">
            <text:p>-34.511</text:p>
          </table:table-cell>
          <table:table-cell table:style-name="ce52" table:formula="of:=([.F22]*ScaleFactor+offset)*unitFactor" office:value-type="float" office:value="0">
            <text:p>0.000</text:p>
          </table:table-cell>
          <table:table-cell table:style-name="ce54" table:formula="of:=([.G22]*ScaleFactor+offset)*unitFactor" office:value-type="float" office:value="-51.7665">
            <text:p>-51.767</text:p>
          </table:table-cell>
          <table:table-cell table:number-columns-repeated="2"/>
          <table:table-cell table:style-name="ce56"/>
          <table:table-cell table:number-columns-repeated="1012"/>
        </table:table-row>
        <table:table-row table:style-name="ro5">
          <table:table-cell table:style-name="ce8" office:value-type="float" office:value="2.612">
            <text:p>2.61</text:p>
          </table:table-cell>
          <table:table-cell table:style-name="ce20" office:value-type="float" office:value="21.994">
            <text:p>21.99</text:p>
          </table:table-cell>
          <table:table-cell table:style-name="ce27" table:formula="of:=([.A23]*ScaleFactor+offset)*unitFactor" office:value-type="float" office:value="3.918">
            <text:p>3.918</text:p>
          </table:table-cell>
          <table:table-cell table:style-name="ce34" table:formula="of:=([.B23]*ScaleFactor+offset)*unitFactor" office:value-type="float" office:value="32.991">
            <text:p>32.991</text:p>
          </table:table-cell>
          <table:table-cell/>
          <table:table-cell table:style-name="ce43" office:value-type="float" office:value="100">
            <text:p>100.000</text:p>
          </table:table-cell>
          <table:table-cell table:style-name="ce49" office:value-type="float" office:value="0">
            <text:p>0.000</text:p>
          </table:table-cell>
          <table:table-cell table:style-name="ce53" table:formula="of:=([.F23]*ScaleFactor+offset)*unitFactor" office:value-type="float" office:value="150">
            <text:p>150.000</text:p>
          </table:table-cell>
          <table:table-cell table:style-name="ce55" table:formula="of:=([.G23]*ScaleFactor+offset)*unitFactor" office:value-type="float" office:value="0">
            <text:p>0.000</text:p>
          </table:table-cell>
          <table:table-cell table:number-columns-repeated="1015"/>
        </table:table-row>
        <table:table-row table:style-name="ro5">
          <table:table-cell table:style-name="ce8" office:value-type="float" office:value="8.699">
            <text:p>8.7</text:p>
          </table:table-cell>
          <table:table-cell table:style-name="ce20" office:value-type="float" office:value="22.775">
            <text:p>22.78</text:p>
          </table:table-cell>
          <table:table-cell table:style-name="ce27" table:formula="of:=([.A24]*ScaleFactor+offset)*unitFactor" office:value-type="float" office:value="13.0485">
            <text:p>13.049</text:p>
          </table:table-cell>
          <table:table-cell table:style-name="ce34" table:formula="of:=([.B24]*ScaleFactor+offset)*unitFactor" office:value-type="float" office:value="34.1625">
            <text:p>34.163</text:p>
          </table:table-cell>
          <table:table-cell table:number-columns-repeated="1020"/>
        </table:table-row>
        <table:table-row table:style-name="ro5">
          <table:table-cell table:style-name="ce8" office:value-type="float" office:value="14.786">
            <text:p>14.79</text:p>
          </table:table-cell>
          <table:table-cell table:style-name="ce20" office:value-type="float" office:value="23.007">
            <text:p>23.01</text:p>
          </table:table-cell>
          <table:table-cell table:style-name="ce27" table:formula="of:=([.A25]*ScaleFactor+offset)*unitFactor" office:value-type="float" office:value="22.179">
            <text:p>22.179</text:p>
          </table:table-cell>
          <table:table-cell table:style-name="ce34" table:formula="of:=([.B25]*ScaleFactor+offset)*unitFactor" office:value-type="float" office:value="34.5105">
            <text:p>34.511</text:p>
          </table:table-cell>
          <table:table-cell/>
          <table:table-cell table:style-name="ce5" office:value-type="string">
            <text:p>Bottom</text:p>
          </table:table-cell>
          <table:table-cell table:style-name="ce17" table:number-columns-repeated="2"/>
          <table:table-cell table:style-name="ce32"/>
          <table:table-cell table:number-columns-repeated="1015"/>
        </table:table-row>
        <table:table-row table:style-name="ro5">
          <table:table-cell table:style-name="ce8" office:value-type="float" office:value="20.873">
            <text:p>20.87</text:p>
          </table:table-cell>
          <table:table-cell table:style-name="ce20" office:value-type="float" office:value="22.803">
            <text:p>22.8</text:p>
          </table:table-cell>
          <table:table-cell table:style-name="ce27" table:formula="of:=([.A26]*ScaleFactor+offset)*unitFactor" office:value-type="float" office:value="31.3095">
            <text:p>31.310</text:p>
          </table:table-cell>
          <table:table-cell table:style-name="ce34" table:formula="of:=([.B26]*ScaleFactor+offset)*unitFactor" office:value-type="float" office:value="34.2045">
            <text:p>34.205</text:p>
          </table:table-cell>
          <table:table-cell/>
          <table:table-cell table:style-name="ce6" office:value-type="string">
            <text:p>Xp</text:p>
          </table:table-cell>
          <table:table-cell table:style-name="ce18" office:value-type="string">
            <text:p>Yp</text:p>
          </table:table-cell>
          <table:table-cell table:style-name="ce26" office:value-type="string">
            <text:p>Scaled Xp</text:p>
          </table:table-cell>
          <table:table-cell table:style-name="ce33" office:value-type="string">
            <text:p>Scaled Yp</text:p>
          </table:table-cell>
          <table:table-cell table:number-columns-repeated="1015"/>
        </table:table-row>
        <table:table-row table:style-name="ro5">
          <table:table-cell table:style-name="ce8" office:value-type="float" office:value="26.959">
            <text:p>26.96</text:p>
          </table:table-cell>
          <table:table-cell table:style-name="ce20" office:value-type="float" office:value="22.245">
            <text:p>22.25</text:p>
          </table:table-cell>
          <table:table-cell table:style-name="ce27" table:formula="of:=([.A27]*ScaleFactor+offset)*unitFactor" office:value-type="float" office:value="40.4385">
            <text:p>40.439</text:p>
          </table:table-cell>
          <table:table-cell table:style-name="ce34" table:formula="of:=([.B27]*ScaleFactor+offset)*unitFactor" office:value-type="float" office:value="33.3675">
            <text:p>33.368</text:p>
          </table:table-cell>
          <table:table-cell/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7" table:formula="of:=([.F27]*ScaleFactor+offset)*unitFactor" office:value-type="float" office:value="0">
            <text:p>0.000</text:p>
          </table:table-cell>
          <table:table-cell table:style-name="ce34" table:formula="of:=([.G27]*ScaleFactor+offset)*unitFactor" office:value-type="float" office:value="0">
            <text:p>0.000</text:p>
          </table:table-cell>
          <table:table-cell table:number-columns-repeated="1015"/>
        </table:table-row>
        <table:table-row table:style-name="ro5">
          <table:table-cell table:style-name="ce8" office:value-type="float" office:value="39.133">
            <text:p>39.13</text:p>
          </table:table-cell>
          <table:table-cell table:style-name="ce20" office:value-type="float" office:value="20.294">
            <text:p>20.29</text:p>
          </table:table-cell>
          <table:table-cell table:style-name="ce27" table:formula="of:=([.A28]*ScaleFactor+offset)*unitFactor" office:value-type="float" office:value="58.6995">
            <text:p>58.700</text:p>
          </table:table-cell>
          <table:table-cell table:style-name="ce34" table:formula="of:=([.B28]*ScaleFactor+offset)*unitFactor" office:value-type="float" office:value="30.441">
            <text:p>30.441</text:p>
          </table:table-cell>
          <table:table-cell/>
          <table:table-cell table:style-name="ce8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27" table:formula="of:=([.F28]*ScaleFactor+offset)*unitFactor" office:value-type="float" office:value="30">
            <text:p>30.000</text:p>
          </table:table-cell>
          <table:table-cell table:style-name="ce34" table:formula="of:=([.G28]*ScaleFactor+offset)*unitFactor" office:value-type="float" office:value="0">
            <text:p>0.000</text:p>
          </table:table-cell>
          <table:table-cell table:number-columns-repeated="1015"/>
        </table:table-row>
        <table:table-row table:style-name="ro5">
          <table:table-cell table:style-name="ce8" office:value-type="float" office:value="51.306">
            <text:p>51.31</text:p>
          </table:table-cell>
          <table:table-cell table:style-name="ce20" office:value-type="float" office:value="17.493">
            <text:p>17.49</text:p>
          </table:table-cell>
          <table:table-cell table:style-name="ce27" table:formula="of:=([.A29]*ScaleFactor+offset)*unitFactor" office:value-type="float" office:value="76.959">
            <text:p>76.959</text:p>
          </table:table-cell>
          <table:table-cell table:style-name="ce34" table:formula="of:=([.B29]*ScaleFactor+offset)*unitFactor" office:value-type="float" office:value="26.2395">
            <text:p>26.240</text:p>
          </table:table-cell>
          <table:table-cell/>
          <table:table-cell table:style-name="ce8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27" table:formula="of:=([.F29]*ScaleFactor+offset)*unitFactor" office:value-type="float" office:value="60">
            <text:p>60.000</text:p>
          </table:table-cell>
          <table:table-cell table:style-name="ce34" table:formula="of:=([.G29]*ScaleFactor+offset)*unitFactor" office:value-type="float" office:value="0">
            <text:p>0.000</text:p>
          </table:table-cell>
          <table:table-cell table:number-columns-repeated="1015"/>
        </table:table-row>
        <table:table-row table:style-name="ro5">
          <table:table-cell table:style-name="ce8" office:value-type="float" office:value="63.48">
            <text:p>63.48</text:p>
          </table:table-cell>
          <table:table-cell table:style-name="ce20" office:value-type="float" office:value="14.045">
            <text:p>14.05</text:p>
          </table:table-cell>
          <table:table-cell table:style-name="ce27" table:formula="of:=([.A30]*ScaleFactor+offset)*unitFactor" office:value-type="float" office:value="95.22">
            <text:p>95.220</text:p>
          </table:table-cell>
          <table:table-cell table:style-name="ce34" table:formula="of:=([.B30]*ScaleFactor+offset)*unitFactor" office:value-type="float" office:value="21.0675">
            <text:p>21.068</text:p>
          </table:table-cell>
          <table:table-cell/>
          <table:table-cell table:style-name="ce8" office:value-type="float" office:value="60">
            <text:p>60</text:p>
          </table:table-cell>
          <table:table-cell table:style-name="ce20" office:value-type="float" office:value="0">
            <text:p>0</text:p>
          </table:table-cell>
          <table:table-cell table:style-name="ce27" table:formula="of:=([.F30]*ScaleFactor+offset)*unitFactor" office:value-type="float" office:value="90">
            <text:p>90.000</text:p>
          </table:table-cell>
          <table:table-cell table:style-name="ce34" table:formula="of:=([.G30]*ScaleFactor+offset)*unitFactor" office:value-type="float" office:value="0">
            <text:p>0.000</text:p>
          </table:table-cell>
          <table:table-cell table:number-columns-repeated="1015"/>
        </table:table-row>
        <table:table-row table:style-name="ro5">
          <table:table-cell table:style-name="ce8" office:value-type="float" office:value="75.653">
            <text:p>75.65</text:p>
          </table:table-cell>
          <table:table-cell table:style-name="ce20" office:value-type="float" office:value="10.055">
            <text:p>10.06</text:p>
          </table:table-cell>
          <table:table-cell table:style-name="ce27" table:formula="of:=([.A31]*ScaleFactor+offset)*unitFactor" office:value-type="float" office:value="113.4795">
            <text:p>113.480</text:p>
          </table:table-cell>
          <table:table-cell table:style-name="ce34" table:formula="of:=([.B31]*ScaleFactor+offset)*unitFactor" office:value-type="float" office:value="15.0825">
            <text:p>15.083</text:p>
          </table:table-cell>
          <table:table-cell/>
          <table:table-cell table:style-name="ce8" office:value-type="float" office:value="80">
            <text:p>80</text:p>
          </table:table-cell>
          <table:table-cell table:style-name="ce20" office:value-type="float" office:value="0">
            <text:p>0</text:p>
          </table:table-cell>
          <table:table-cell table:style-name="ce27" table:formula="of:=([.F31]*ScaleFactor+offset)*unitFactor" office:value-type="float" office:value="120">
            <text:p>120.000</text:p>
          </table:table-cell>
          <table:table-cell table:style-name="ce34" table:formula="of:=([.G31]*ScaleFactor+offset)*unitFactor" office:value-type="float" office:value="0">
            <text:p>0.000</text:p>
          </table:table-cell>
          <table:table-cell table:number-columns-repeated="1015"/>
        </table:table-row>
        <table:table-row table:style-name="ro5">
          <table:table-cell table:style-name="ce8" office:value-type="float" office:value="87.827">
            <text:p>87.83</text:p>
          </table:table-cell>
          <table:table-cell table:style-name="ce20" office:value-type="float" office:value="5.55">
            <text:p>5.55</text:p>
          </table:table-cell>
          <table:table-cell table:style-name="ce27" table:formula="of:=([.A32]*ScaleFactor+offset)*unitFactor" office:value-type="float" office:value="131.7405">
            <text:p>131.741</text:p>
          </table:table-cell>
          <table:table-cell table:style-name="ce34" table:formula="of:=([.B32]*ScaleFactor+offset)*unitFactor" office:value-type="float" office:value="8.325">
            <text:p>8.325</text:p>
          </table:table-cell>
          <table:table-cell/>
          <table:table-cell table:style-name="ce8" office:value-type="float" office:value="80">
            <text:p>80</text:p>
          </table:table-cell>
          <table:table-cell table:style-name="ce20" office:value-type="float" office:value="100">
            <text:p>100</text:p>
          </table:table-cell>
          <table:table-cell table:style-name="ce27" table:formula="of:=([.F32]*ScaleFactor+offset)*unitFactor" office:value-type="float" office:value="120">
            <text:p>120.000</text:p>
          </table:table-cell>
          <table:table-cell table:style-name="ce34" table:formula="of:=([.G32]*ScaleFactor+offset)*unitFactor" office:value-type="float" office:value="150">
            <text:p>150.000</text:p>
          </table:table-cell>
          <table:table-cell table:number-columns-repeated="1015"/>
        </table:table-row>
        <table:table-row table:style-name="ro5">
          <table:table-cell table:style-name="ce8" office:value-type="float" office:value="93.913">
            <text:p>93.91</text:p>
          </table:table-cell>
          <table:table-cell table:style-name="ce20" office:value-type="float" office:value="3.092">
            <text:p>3.09</text:p>
          </table:table-cell>
          <table:table-cell table:style-name="ce27" table:formula="of:=([.A33]*ScaleFactor+offset)*unitFactor" office:value-type="float" office:value="140.8695">
            <text:p>140.870</text:p>
          </table:table-cell>
          <table:table-cell table:style-name="ce34" table:formula="of:=([.B33]*ScaleFactor+offset)*unitFactor" office:value-type="float" office:value="4.638">
            <text:p>4.638</text:p>
          </table:table-cell>
          <table:table-cell/>
          <table:table-cell table:style-name="ce8" office:value-type="float" office:value="60">
            <text:p>60</text:p>
          </table:table-cell>
          <table:table-cell table:style-name="ce20" office:value-type="float" office:value="100">
            <text:p>100</text:p>
          </table:table-cell>
          <table:table-cell table:style-name="ce27" table:formula="of:=([.F33]*ScaleFactor+offset)*unitFactor" office:value-type="float" office:value="90">
            <text:p>90.000</text:p>
          </table:table-cell>
          <table:table-cell table:style-name="ce34" table:formula="of:=([.G33]*ScaleFactor+offset)*unitFactor" office:value-type="float" office:value="150">
            <text:p>150.000</text:p>
          </table:table-cell>
          <table:table-cell table:number-columns-repeated="1015"/>
        </table:table-row>
        <table:table-row table:style-name="ro5">
          <table:table-cell table:style-name="ce8" office:value-type="float" office:value="100">
            <text:p>100</text:p>
          </table:table-cell>
          <table:table-cell table:style-name="ce20" office:value-type="float" office:value="0.483">
            <text:p>0.48</text:p>
          </table:table-cell>
          <table:table-cell table:style-name="ce27" table:formula="of:=([.A34]*ScaleFactor+offset)*unitFactor" office:value-type="float" office:value="150">
            <text:p>150.000</text:p>
          </table:table-cell>
          <table:table-cell table:style-name="ce34" table:formula="of:=([.B34]*ScaleFactor+offset)*unitFactor" office:value-type="float" office:value="0.7245">
            <text:p>0.725</text:p>
          </table:table-cell>
          <table:table-cell/>
          <table:table-cell table:style-name="ce8" office:value-type="float" office:value="55">
            <text:p>55</text:p>
          </table:table-cell>
          <table:table-cell table:style-name="ce20" office:value-type="float" office:value="85">
            <text:p>85</text:p>
          </table:table-cell>
          <table:table-cell table:style-name="ce27" table:formula="of:=([.F34]*ScaleFactor+offset)*unitFactor" office:value-type="float" office:value="82.5">
            <text:p>82.500</text:p>
          </table:table-cell>
          <table:table-cell table:style-name="ce34" table:formula="of:=([.G34]*ScaleFactor+offset)*unitFactor" office:value-type="float" office:value="127.5">
            <text:p>127.500</text:p>
          </table:table-cell>
          <table:table-cell table:number-columns-repeated="1015"/>
        </table:table-row>
        <table:table-row table:style-name="ro5">
          <table:table-cell table:style-name="ce8" office:value-type="float" office:value="100">
            <text:p>100</text:p>
          </table:table-cell>
          <table:table-cell table:style-name="ce20" office:value-type="float" office:value="0">
            <text:p>0</text:p>
          </table:table-cell>
          <table:table-cell table:style-name="ce27" table:formula="of:=([.A35]*ScaleFactor+offset)*unitFactor" office:value-type="float" office:value="150">
            <text:p>150.000</text:p>
          </table:table-cell>
          <table:table-cell table:style-name="ce34" table:formula="of:=([.B35]*ScaleFactor+offset)*unitFactor" office:value-type="float" office:value="0">
            <text:p>0.000</text:p>
          </table:table-cell>
          <table:table-cell/>
          <table:table-cell table:style-name="ce8" office:value-type="float" office:value="40">
            <text:p>40</text:p>
          </table:table-cell>
          <table:table-cell table:style-name="ce20" office:value-type="float" office:value="80">
            <text:p>80</text:p>
          </table:table-cell>
          <table:table-cell table:style-name="ce27" table:formula="of:=([.F35]*ScaleFactor+offset)*unitFactor" office:value-type="float" office:value="60">
            <text:p>60.000</text:p>
          </table:table-cell>
          <table:table-cell table:style-name="ce34" table:formula="of:=([.G35]*ScaleFactor+offset)*unitFactor" office:value-type="float" office:value="120">
            <text:p>120.000</text:p>
          </table:table-cell>
          <table:table-cell table:number-columns-repeated="1015"/>
        </table:table-row>
        <table:table-row table:style-name="ro5">
          <table:table-cell table:style-name="ce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8" table:formula="of:=([.A36]*ScaleFactor+offset)*unitFactor" office:value-type="float" office:value="0">
            <text:p>0.000</text:p>
          </table:table-cell>
          <table:table-cell table:style-name="ce35" table:formula="of:=([.B36]*ScaleFactor+offset)*unitFactor" office:value-type="float" office:value="0">
            <text:p>0.000</text:p>
          </table:table-cell>
          <table:table-cell/>
          <table:table-cell table:style-name="ce8" office:value-type="float" office:value="25">
            <text:p>25</text:p>
          </table:table-cell>
          <table:table-cell table:style-name="ce20" office:value-type="float" office:value="85">
            <text:p>85</text:p>
          </table:table-cell>
          <table:table-cell table:style-name="ce27" table:formula="of:=([.F36]*ScaleFactor+offset)*unitFactor" office:value-type="float" office:value="37.5">
            <text:p>37.500</text:p>
          </table:table-cell>
          <table:table-cell table:style-name="ce34" table:formula="of:=([.G36]*ScaleFactor+offset)*unitFactor" office:value-type="float" office:value="127.5">
            <text:p>127.500</text:p>
          </table:table-cell>
          <table:table-cell table:number-columns-repeated="1015"/>
        </table:table-row>
        <table:table-row table:style-name="ro5">
          <table:table-cell table:number-columns-repeated="5"/>
          <table:table-cell table:style-name="ce8" office:value-type="float" office:value="20">
            <text:p>20</text:p>
          </table:table-cell>
          <table:table-cell table:style-name="ce20" office:value-type="float" office:value="100">
            <text:p>100</text:p>
          </table:table-cell>
          <table:table-cell table:style-name="ce27" table:formula="of:=([.F37]*ScaleFactor+offset)*unitFactor" office:value-type="float" office:value="30">
            <text:p>30.000</text:p>
          </table:table-cell>
          <table:table-cell table:style-name="ce34" table:formula="of:=([.G37]*ScaleFactor+offset)*unitFactor" office:value-type="float" office:value="150">
            <text:p>150.000</text:p>
          </table:table-cell>
          <table:table-cell table:number-columns-repeated="1015"/>
        </table:table-row>
        <table:table-row table:style-name="ro5">
          <table:table-cell table:style-name="ce10" office:value-type="string">
            <text:p>Inner Profile</text:p>
          </table:table-cell>
          <table:table-cell table:style-name="ce22" table:number-columns-repeated="2"/>
          <table:table-cell table:style-name="ce36"/>
          <table:table-cell/>
          <table:table-cell table:style-name="ce8" office:value-type="float" office:value="0">
            <text:p>0</text:p>
          </table:table-cell>
          <table:table-cell table:style-name="ce20" office:value-type="float" office:value="100">
            <text:p>100</text:p>
          </table:table-cell>
          <table:table-cell table:style-name="ce27" table:formula="of:=([.F38]*ScaleFactor+offset)*unitFactor" office:value-type="float" office:value="0">
            <text:p>0.000</text:p>
          </table:table-cell>
          <table:table-cell table:style-name="ce34" table:formula="of:=([.G38]*ScaleFactor+offset)*unitFactor" office:value-type="float" office:value="150">
            <text:p>150.000</text:p>
          </table:table-cell>
          <table:table-cell table:number-columns-repeated="1015"/>
        </table:table-row>
        <table:table-row table:style-name="ro5">
          <table:table-cell table:style-name="ce6" office:value-type="string">
            <text:p>Xp</text:p>
          </table:table-cell>
          <table:table-cell table:style-name="ce18" office:value-type="string">
            <text:p>Yp</text:p>
          </table:table-cell>
          <table:table-cell table:style-name="ce26" office:value-type="string">
            <text:p>Scaled Xp</text:p>
          </table:table-cell>
          <table:table-cell table:style-name="ce33" office:value-type="string">
            <text:p>Scaled Yp</text:p>
          </table:table-cell>
          <table:table-cell/>
          <table:table-cell table:style-name="ce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8" table:formula="of:=([.F39]*ScaleFactor+offset)*unitFactor" office:value-type="float" office:value="0">
            <text:p>0.000</text:p>
          </table:table-cell>
          <table:table-cell table:style-name="ce35" table:formula="of:=([.G39]*ScaleFactor+offset)*unitFactor" office:value-type="float" office:value="0">
            <text:p>0.000</text:p>
          </table:table-cell>
          <table:table-cell table:number-columns-repeated="1015"/>
        </table:table-row>
        <table:table-row table:style-name="ro5">
          <table:table-cell table:style-name="ce11" office:value-type="float" office:value="0">
            <text:p>0.000</text:p>
          </table:table-cell>
          <table:table-cell table:style-name="ce23" office:value-type="float" office:value="0">
            <text:p>0.000</text:p>
          </table:table-cell>
          <table:table-cell table:style-name="ce27" table:formula="of:=([.A40]*ScaleFactor+offset)*unitFactor" office:value-type="float" office:value="0">
            <text:p>0.000</text:p>
          </table:table-cell>
          <table:table-cell table:style-name="ce34" table:formula="of:=([.B40]*ScaleFactor+offset)*unitFactor" office:value-type="float" office:value="0">
            <text:p>0.000</text:p>
          </table:table-cell>
          <table:table-cell/>
          <table:table-cell table:style-name="ce45" office:value-type="string">
            <text:p>Air flow holes position</text:p>
          </table:table-cell>
          <table:table-cell table:style-name="ce50"/>
          <table:table-cell table:style-name="ce27"/>
          <table:table-cell table:style-name="ce34"/>
          <table:table-cell table:number-columns-repeated="1015"/>
        </table:table-row>
        <table:table-row table:style-name="ro5">
          <table:table-cell table:style-name="ce12" office:value-type="float" office:value="-10.778">
            <text:p>-10.778</text:p>
          </table:table-cell>
          <table:table-cell table:style-name="ce24" office:value-type="float" office:value="17.269">
            <text:p>17.269</text:p>
          </table:table-cell>
          <table:table-cell table:style-name="ce27" table:formula="of:=([.A41]*ScaleFactor+offset)*unitFactor" office:value-type="float" office:value="-16.167">
            <text:p>-16.167</text:p>
          </table:table-cell>
          <table:table-cell table:style-name="ce34" table:formula="of:=([.B41]*ScaleFactor+offset)*unitFactor" office:value-type="float" office:value="25.9035">
            <text:p>25.904</text:p>
          </table:table-cell>
          <table:table-cell/>
          <table:table-cell table:style-name="ce8" office:value-type="float" office:value="10">
            <text:p>10</text:p>
          </table:table-cell>
          <table:table-cell table:style-name="ce20" office:value-type="float" office:value="20">
            <text:p>20</text:p>
          </table:table-cell>
          <table:table-cell table:style-name="ce27" table:formula="of:=([.F41]*ScaleFactor+offset)*unitFactor" office:value-type="float" office:value="15">
            <text:p>15.000</text:p>
          </table:table-cell>
          <table:table-cell table:style-name="ce34" table:formula="of:=([.G41]*ScaleFactor+offset)*unitFactor" office:value-type="float" office:value="30">
            <text:p>30.000</text:p>
          </table:table-cell>
          <table:table-cell table:number-columns-repeated="1015"/>
        </table:table-row>
        <table:table-row table:style-name="ro5">
          <table:table-cell table:style-name="ce12" office:value-type="float" office:value="-9.561">
            <text:p>-9.561</text:p>
          </table:table-cell>
          <table:table-cell table:style-name="ce24" office:value-type="float" office:value="17.951">
            <text:p>17.951</text:p>
          </table:table-cell>
          <table:table-cell table:style-name="ce27" table:formula="of:=([.A42]*ScaleFactor+offset)*unitFactor" office:value-type="float" office:value="-14.3415">
            <text:p>-14.342</text:p>
          </table:table-cell>
          <table:table-cell table:style-name="ce34" table:formula="of:=([.B42]*ScaleFactor+offset)*unitFactor" office:value-type="float" office:value="26.9265">
            <text:p>26.927</text:p>
          </table:table-cell>
          <table:table-cell/>
          <table:table-cell table:style-name="ce8" office:value-type="float" office:value="30">
            <text:p>30</text:p>
          </table:table-cell>
          <table:table-cell table:style-name="ce20" office:value-type="float" office:value="40">
            <text:p>40</text:p>
          </table:table-cell>
          <table:table-cell table:style-name="ce27" table:formula="of:=([.F42]*ScaleFactor+offset)*unitFactor" office:value-type="float" office:value="45">
            <text:p>45.000</text:p>
          </table:table-cell>
          <table:table-cell table:style-name="ce34" table:formula="of:=([.G42]*ScaleFactor+offset)*unitFactor" office:value-type="float" office:value="60">
            <text:p>60.000</text:p>
          </table:table-cell>
          <table:table-cell table:number-columns-repeated="1015"/>
        </table:table-row>
        <table:table-row table:style-name="ro5">
          <table:table-cell table:style-name="ce12" office:value-type="float" office:value="-6.518">
            <text:p>-6.518</text:p>
          </table:table-cell>
          <table:table-cell table:style-name="ce24" office:value-type="float" office:value="19.379">
            <text:p>19.379</text:p>
          </table:table-cell>
          <table:table-cell table:style-name="ce27" table:formula="of:=([.A43]*ScaleFactor+offset)*unitFactor" office:value-type="float" office:value="-9.777">
            <text:p>-9.777</text:p>
          </table:table-cell>
          <table:table-cell table:style-name="ce34" table:formula="of:=([.B43]*ScaleFactor+offset)*unitFactor" office:value-type="float" office:value="29.0685">
            <text:p>29.069</text:p>
          </table:table-cell>
          <table:table-cell/>
          <table:table-cell table:style-name="ce8" office:value-type="float" office:value="50">
            <text:p>50</text:p>
          </table:table-cell>
          <table:table-cell table:style-name="ce20" office:value-type="float" office:value="40">
            <text:p>40</text:p>
          </table:table-cell>
          <table:table-cell table:style-name="ce27" table:formula="of:=([.F43]*ScaleFactor+offset)*unitFactor" office:value-type="float" office:value="75">
            <text:p>75.000</text:p>
          </table:table-cell>
          <table:table-cell table:style-name="ce34" table:formula="of:=([.G43]*ScaleFactor+offset)*unitFactor" office:value-type="float" office:value="60">
            <text:p>60.000</text:p>
          </table:table-cell>
          <table:table-cell table:number-columns-repeated="1015"/>
        </table:table-row>
        <table:table-row table:style-name="ro5">
          <table:table-cell table:style-name="ce12" office:value-type="float" office:value="-3.474">
            <text:p>-3.474</text:p>
          </table:table-cell>
          <table:table-cell table:style-name="ce24" office:value-type="float" office:value="20.49">
            <text:p>20.490</text:p>
          </table:table-cell>
          <table:table-cell table:style-name="ce27" table:formula="of:=([.A44]*ScaleFactor+offset)*unitFactor" office:value-type="float" office:value="-5.211">
            <text:p>-5.211</text:p>
          </table:table-cell>
          <table:table-cell table:style-name="ce34" table:formula="of:=([.B44]*ScaleFactor+offset)*unitFactor" office:value-type="float" office:value="30.735">
            <text:p>30.735</text:p>
          </table:table-cell>
          <table:table-cell/>
          <table:table-cell table:style-name="ce9" office:value-type="float" office:value="70">
            <text:p>70</text:p>
          </table:table-cell>
          <table:table-cell table:style-name="ce21" office:value-type="float" office:value="20">
            <text:p>20</text:p>
          </table:table-cell>
          <table:table-cell table:style-name="ce28" table:formula="of:=([.F44]*ScaleFactor+offset)*unitFactor" office:value-type="float" office:value="105">
            <text:p>105.000</text:p>
          </table:table-cell>
          <table:table-cell table:style-name="ce35" table:formula="of:=([.G44]*ScaleFactor+offset)*unitFactor" office:value-type="float" office:value="30">
            <text:p>30.000</text:p>
          </table:table-cell>
          <table:table-cell table:number-columns-repeated="1015"/>
        </table:table-row>
        <table:table-row table:style-name="ro5">
          <table:table-cell table:style-name="ce12" office:value-type="float" office:value="0">
            <text:p>0.000</text:p>
          </table:table-cell>
          <table:table-cell table:style-name="ce24" office:value-type="float" office:value="21.451">
            <text:p>21.451</text:p>
          </table:table-cell>
          <table:table-cell table:style-name="ce27" table:formula="of:=([.A45]*ScaleFactor+offset)*unitFactor" office:value-type="float" office:value="0">
            <text:p>0.000</text:p>
          </table:table-cell>
          <table:table-cell table:style-name="ce34" table:formula="of:=([.B45]*ScaleFactor+offset)*unitFactor" office:value-type="float" office:value="32.1765">
            <text:p>32.177</text:p>
          </table:table-cell>
          <table:table-cell/>
          <table:table-cell table:style-name="ce8" office:value-type="string">
            <text:p>Air flow holes diameter</text:p>
          </table:table-cell>
          <table:table-cell table:style-name="ce20"/>
          <table:table-cell table:style-name="ce27"/>
          <table:table-cell table:style-name="ce34"/>
          <table:table-cell table:number-columns-repeated="1015"/>
        </table:table-row>
        <table:table-row table:style-name="ro5">
          <table:table-cell table:style-name="ce12" office:value-type="float" office:value="2.612">
            <text:p>2.612</text:p>
          </table:table-cell>
          <table:table-cell table:style-name="ce24" office:value-type="float" office:value="21.994">
            <text:p>21.994</text:p>
          </table:table-cell>
          <table:table-cell table:style-name="ce27" table:formula="of:=([.A46]*ScaleFactor+offset)*unitFactor" office:value-type="float" office:value="3.918">
            <text:p>3.918</text:p>
          </table:table-cell>
          <table:table-cell table:style-name="ce34" table:formula="of:=([.B46]*ScaleFactor+offset)*unitFactor" office:value-type="float" office:value="32.991">
            <text:p>32.991</text:p>
          </table:table-cell>
          <table:table-cell/>
          <table:table-cell table:style-name="ce9" office:value-type="float" office:value="5">
            <text:p>5</text:p>
          </table:table-cell>
          <table:table-cell table:style-name="ce21"/>
          <table:table-cell table:style-name="ce28" table:formula="of:=([.F46]*ScaleFactor+offset)*unitFactor" office:value-type="float" office:value="7.5">
            <text:p>7.500</text:p>
          </table:table-cell>
          <table:table-cell table:style-name="ce35"/>
          <table:table-cell table:number-columns-repeated="1015"/>
        </table:table-row>
        <table:table-row table:style-name="ro5">
          <table:table-cell table:style-name="ce12" office:value-type="float" office:value="8.699">
            <text:p>8.699</text:p>
          </table:table-cell>
          <table:table-cell table:style-name="ce24" office:value-type="float" office:value="22.775">
            <text:p>22.775</text:p>
          </table:table-cell>
          <table:table-cell table:style-name="ce27" table:formula="of:=([.A47]*ScaleFactor+offset)*unitFactor" office:value-type="float" office:value="13.0485">
            <text:p>13.049</text:p>
          </table:table-cell>
          <table:table-cell table:style-name="ce34" table:formula="of:=([.B47]*ScaleFactor+offset)*unitFactor" office:value-type="float" office:value="34.1625">
            <text:p>34.163</text:p>
          </table:table-cell>
          <table:table-cell table:number-columns-repeated="1020"/>
        </table:table-row>
        <table:table-row table:style-name="ro5">
          <table:table-cell table:style-name="ce12" office:value-type="float" office:value="14.786">
            <text:p>14.786</text:p>
          </table:table-cell>
          <table:table-cell table:style-name="ce24" office:value-type="float" office:value="23.007">
            <text:p>23.007</text:p>
          </table:table-cell>
          <table:table-cell table:style-name="ce27" table:formula="of:=([.A48]*ScaleFactor+offset)*unitFactor" office:value-type="float" office:value="22.179">
            <text:p>22.179</text:p>
          </table:table-cell>
          <table:table-cell table:style-name="ce34" table:formula="of:=([.B48]*ScaleFactor+offset)*unitFactor" office:value-type="float" office:value="34.5105">
            <text:p>34.511</text:p>
          </table:table-cell>
          <table:table-cell table:number-columns-repeated="1020"/>
        </table:table-row>
        <table:table-row table:style-name="ro5">
          <table:table-cell table:style-name="ce12" office:value-type="float" office:value="20.872">
            <text:p>20.872</text:p>
          </table:table-cell>
          <table:table-cell table:style-name="ce24" office:value-type="float" office:value="22.803">
            <text:p>22.803</text:p>
          </table:table-cell>
          <table:table-cell table:style-name="ce27" table:formula="of:=([.A49]*ScaleFactor+offset)*unitFactor" office:value-type="float" office:value="31.308">
            <text:p>31.308</text:p>
          </table:table-cell>
          <table:table-cell table:style-name="ce34" table:formula="of:=([.B49]*ScaleFactor+offset)*unitFactor" office:value-type="float" office:value="34.2045">
            <text:p>34.205</text:p>
          </table:table-cell>
          <table:table-cell/>
          <table:table-cell table:style-name="ce5" office:value-type="string">
            <text:p>Top</text:p>
          </table:table-cell>
          <table:table-cell table:style-name="ce17" table:number-columns-repeated="2"/>
          <table:table-cell table:style-name="ce32"/>
          <table:table-cell table:number-columns-repeated="1015"/>
        </table:table-row>
        <table:table-row table:style-name="ro5">
          <table:table-cell table:style-name="ce12" office:value-type="float" office:value="26.959">
            <text:p>26.959</text:p>
          </table:table-cell>
          <table:table-cell table:style-name="ce24" office:value-type="float" office:value="22.245">
            <text:p>22.245</text:p>
          </table:table-cell>
          <table:table-cell table:style-name="ce27" table:formula="of:=([.A50]*ScaleFactor+offset)*unitFactor" office:value-type="float" office:value="40.4385">
            <text:p>40.439</text:p>
          </table:table-cell>
          <table:table-cell table:style-name="ce34" table:formula="of:=([.B50]*ScaleFactor+offset)*unitFactor" office:value-type="float" office:value="33.3675">
            <text:p>33.368</text:p>
          </table:table-cell>
          <table:table-cell/>
          <table:table-cell table:style-name="ce6" office:value-type="string">
            <text:p>Xp</text:p>
          </table:table-cell>
          <table:table-cell table:style-name="ce18" office:value-type="string">
            <text:p>Yp</text:p>
          </table:table-cell>
          <table:table-cell table:style-name="ce26" office:value-type="string">
            <text:p>Scaled Xp</text:p>
          </table:table-cell>
          <table:table-cell table:style-name="ce33" office:value-type="string">
            <text:p>Scaled Yp</text:p>
          </table:table-cell>
          <table:table-cell table:number-columns-repeated="1015"/>
        </table:table-row>
        <table:table-row table:style-name="ro5">
          <table:table-cell table:style-name="ce12" office:value-type="float" office:value="39.132">
            <text:p>39.132</text:p>
          </table:table-cell>
          <table:table-cell table:style-name="ce24" office:value-type="float" office:value="20.294">
            <text:p>20.294</text:p>
          </table:table-cell>
          <table:table-cell table:style-name="ce27" table:formula="of:=([.A51]*ScaleFactor+offset)*unitFactor" office:value-type="float" office:value="58.698">
            <text:p>58.698</text:p>
          </table:table-cell>
          <table:table-cell table:style-name="ce34" table:formula="of:=([.B51]*ScaleFactor+offset)*unitFactor" office:value-type="float" office:value="30.441">
            <text:p>30.441</text:p>
          </table:table-cell>
          <table:table-cell/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7" table:formula="of:=([.F51]*ScaleFactor+offset)*unitFactor" office:value-type="float" office:value="0">
            <text:p>0.000</text:p>
          </table:table-cell>
          <table:table-cell table:style-name="ce34" table:formula="of:=([.G51]*ScaleFactor+offset)*unitFactor" office:value-type="float" office:value="0">
            <text:p>0.000</text:p>
          </table:table-cell>
          <table:table-cell table:number-columns-repeated="1015"/>
        </table:table-row>
        <table:table-row table:style-name="ro5">
          <table:table-cell table:style-name="ce12" office:value-type="float" office:value="51.306">
            <text:p>51.306</text:p>
          </table:table-cell>
          <table:table-cell table:style-name="ce24" office:value-type="float" office:value="17.493">
            <text:p>17.493</text:p>
          </table:table-cell>
          <table:table-cell table:style-name="ce27" table:formula="of:=([.A52]*ScaleFactor+offset)*unitFactor" office:value-type="float" office:value="76.959">
            <text:p>76.959</text:p>
          </table:table-cell>
          <table:table-cell table:style-name="ce34" table:formula="of:=([.B52]*ScaleFactor+offset)*unitFactor" office:value-type="float" office:value="26.2395">
            <text:p>26.240</text:p>
          </table:table-cell>
          <table:table-cell/>
          <table:table-cell table:style-name="ce8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27" table:formula="of:=([.F52]*ScaleFactor+offset)*unitFactor" office:value-type="float" office:value="30">
            <text:p>30.000</text:p>
          </table:table-cell>
          <table:table-cell table:style-name="ce34" table:formula="of:=([.G52]*ScaleFactor+offset)*unitFactor" office:value-type="float" office:value="0">
            <text:p>0.000</text:p>
          </table:table-cell>
          <table:table-cell table:number-columns-repeated="1015"/>
        </table:table-row>
        <table:table-row table:style-name="ro5">
          <table:table-cell table:style-name="ce12" office:value-type="float" office:value="60">
            <text:p>60.000</text:p>
          </table:table-cell>
          <table:table-cell table:style-name="ce24" office:value-type="float" office:value="15.089">
            <text:p>15.089</text:p>
          </table:table-cell>
          <table:table-cell table:style-name="ce27" table:formula="of:=([.A53]*ScaleFactor+offset)*unitFactor" office:value-type="float" office:value="90">
            <text:p>90.000</text:p>
          </table:table-cell>
          <table:table-cell table:style-name="ce34" table:formula="of:=([.B53]*ScaleFactor+offset)*unitFactor" office:value-type="float" office:value="22.6335">
            <text:p>22.634</text:p>
          </table:table-cell>
          <table:table-cell/>
          <table:table-cell table:style-name="ce8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27" table:formula="of:=([.F53]*ScaleFactor+offset)*unitFactor" office:value-type="float" office:value="60">
            <text:p>60.000</text:p>
          </table:table-cell>
          <table:table-cell table:style-name="ce34" table:formula="of:=([.G53]*ScaleFactor+offset)*unitFactor" office:value-type="float" office:value="0">
            <text:p>0.000</text:p>
          </table:table-cell>
          <table:table-cell table:number-columns-repeated="1015"/>
        </table:table-row>
        <table:table-row table:style-name="ro5">
          <table:table-cell table:style-name="ce12" office:value-type="float" office:value="65">
            <text:p>65.000</text:p>
          </table:table-cell>
          <table:table-cell table:style-name="ce24" office:value-type="float" office:value="13.575">
            <text:p>13.575</text:p>
          </table:table-cell>
          <table:table-cell table:style-name="ce27" table:formula="of:=([.A54]*ScaleFactor+offset)*unitFactor" office:value-type="float" office:value="97.5">
            <text:p>97.500</text:p>
          </table:table-cell>
          <table:table-cell table:style-name="ce34" table:formula="of:=([.B54]*ScaleFactor+offset)*unitFactor" office:value-type="float" office:value="20.3625">
            <text:p>20.363</text:p>
          </table:table-cell>
          <table:table-cell/>
          <table:table-cell table:style-name="ce8" office:value-type="float" office:value="60">
            <text:p>60</text:p>
          </table:table-cell>
          <table:table-cell table:style-name="ce20" office:value-type="float" office:value="0">
            <text:p>0</text:p>
          </table:table-cell>
          <table:table-cell table:style-name="ce27" table:formula="of:=([.F54]*ScaleFactor+offset)*unitFactor" office:value-type="float" office:value="90">
            <text:p>90.000</text:p>
          </table:table-cell>
          <table:table-cell table:style-name="ce34" table:formula="of:=([.G54]*ScaleFactor+offset)*unitFactor" office:value-type="float" office:value="0">
            <text:p>0.000</text:p>
          </table:table-cell>
          <table:table-cell table:number-columns-repeated="1015"/>
        </table:table-row>
        <table:table-row table:style-name="ro5">
          <table:table-cell table:style-name="ce12" office:value-type="float" office:value="70">
            <text:p>70.000</text:p>
          </table:table-cell>
          <table:table-cell table:style-name="ce24" office:value-type="float" office:value="11.972">
            <text:p>11.972</text:p>
          </table:table-cell>
          <table:table-cell table:style-name="ce27" table:formula="of:=([.A55]*ScaleFactor+offset)*unitFactor" office:value-type="float" office:value="105">
            <text:p>105.000</text:p>
          </table:table-cell>
          <table:table-cell table:style-name="ce34" table:formula="of:=([.B55]*ScaleFactor+offset)*unitFactor" office:value-type="float" office:value="17.958">
            <text:p>17.958</text:p>
          </table:table-cell>
          <table:table-cell/>
          <table:table-cell table:style-name="ce8" office:value-type="float" office:value="80">
            <text:p>80</text:p>
          </table:table-cell>
          <table:table-cell table:style-name="ce20" office:value-type="float" office:value="0">
            <text:p>0</text:p>
          </table:table-cell>
          <table:table-cell table:style-name="ce27" table:formula="of:=([.F55]*ScaleFactor+offset)*unitFactor" office:value-type="float" office:value="120">
            <text:p>120.000</text:p>
          </table:table-cell>
          <table:table-cell table:style-name="ce34" table:formula="of:=([.G55]*ScaleFactor+offset)*unitFactor" office:value-type="float" office:value="0">
            <text:p>0.000</text:p>
          </table:table-cell>
          <table:table-cell table:number-columns-repeated="1015"/>
        </table:table-row>
        <table:table-row table:style-name="ro5">
          <table:table-cell table:style-name="ce12" office:value-type="float" office:value="75">
            <text:p>75.000</text:p>
          </table:table-cell>
          <table:table-cell table:style-name="ce24" office:value-type="float" office:value="10.282">
            <text:p>10.282</text:p>
          </table:table-cell>
          <table:table-cell table:style-name="ce27" table:formula="of:=([.A56]*ScaleFactor+offset)*unitFactor" office:value-type="float" office:value="112.5">
            <text:p>112.500</text:p>
          </table:table-cell>
          <table:table-cell table:style-name="ce34" table:formula="of:=([.B56]*ScaleFactor+offset)*unitFactor" office:value-type="float" office:value="15.423">
            <text:p>15.423</text:p>
          </table:table-cell>
          <table:table-cell/>
          <table:table-cell table:style-name="ce8" office:value-type="float" office:value="80">
            <text:p>80</text:p>
          </table:table-cell>
          <table:table-cell table:style-name="ce20" office:value-type="float" office:value="115.15">
            <text:p>115.15</text:p>
          </table:table-cell>
          <table:table-cell table:style-name="ce27" table:formula="of:=([.F56]*ScaleFactor+offset)*unitFactor" office:value-type="float" office:value="120">
            <text:p>120.000</text:p>
          </table:table-cell>
          <table:table-cell table:style-name="ce34" table:formula="of:=([.G56]*ScaleFactor+offset)*unitFactor" office:value-type="float" office:value="172.725">
            <text:p>172.725</text:p>
          </table:table-cell>
          <table:table-cell table:number-columns-repeated="1015"/>
        </table:table-row>
        <table:table-row table:style-name="ro5">
          <table:table-cell table:style-name="ce13" office:value-type="float" office:value="80">
            <text:p>80.000</text:p>
          </table:table-cell>
          <table:table-cell table:style-name="ce25" office:value-type="float" office:value="8.506">
            <text:p>8.506</text:p>
          </table:table-cell>
          <table:table-cell table:style-name="ce28" table:formula="of:=([.A57]*ScaleFactor+offset)*unitFactor" office:value-type="float" office:value="120">
            <text:p>120.000</text:p>
          </table:table-cell>
          <table:table-cell table:style-name="ce35" table:formula="of:=([.B57]*ScaleFactor+offset)*unitFactor" office:value-type="float" office:value="12.759">
            <text:p>12.759</text:p>
          </table:table-cell>
          <table:table-cell/>
          <table:table-cell table:style-name="ce8" office:value-type="float" office:value="60">
            <text:p>60</text:p>
          </table:table-cell>
          <table:table-cell table:style-name="ce20" office:value-type="float" office:value="115.15">
            <text:p>115.15</text:p>
          </table:table-cell>
          <table:table-cell table:style-name="ce27" table:formula="of:=([.F57]*ScaleFactor+offset)*unitFactor" office:value-type="float" office:value="90">
            <text:p>90.000</text:p>
          </table:table-cell>
          <table:table-cell table:style-name="ce34" table:formula="of:=([.G57]*ScaleFactor+offset)*unitFactor" office:value-type="float" office:value="172.725">
            <text:p>172.725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number-columns-repeated="2"/>
          <table:table-cell/>
          <table:table-cell table:style-name="ce8" office:value-type="float" office:value="55">
            <text:p>55</text:p>
          </table:table-cell>
          <table:table-cell table:style-name="ce20" office:value-type="float" office:value="100.15">
            <text:p>100.15</text:p>
          </table:table-cell>
          <table:table-cell table:style-name="ce27" table:formula="of:=([.F58]*ScaleFactor+offset)*unitFactor" office:value-type="float" office:value="82.5">
            <text:p>82.500</text:p>
          </table:table-cell>
          <table:table-cell table:style-name="ce34" table:formula="of:=([.G58]*ScaleFactor+offset)*unitFactor" office:value-type="float" office:value="150.225">
            <text:p>150.225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number-columns-repeated="2"/>
          <table:table-cell/>
          <table:table-cell table:style-name="ce8" office:value-type="float" office:value="40">
            <text:p>40</text:p>
          </table:table-cell>
          <table:table-cell table:style-name="ce20" table:formula="of:=115.15-21.5" office:value-type="float" office:value="93.65">
            <text:p>93.65</text:p>
          </table:table-cell>
          <table:table-cell table:style-name="ce27" table:formula="of:=([.F59]*ScaleFactor+offset)*unitFactor" office:value-type="float" office:value="60">
            <text:p>60.000</text:p>
          </table:table-cell>
          <table:table-cell table:style-name="ce34" table:formula="of:=([.G59]*ScaleFactor+offset)*unitFactor" office:value-type="float" office:value="140.475">
            <text:p>140.475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8" office:value-type="float" office:value="25">
            <text:p>25</text:p>
          </table:table-cell>
          <table:table-cell table:style-name="ce20" office:value-type="float" office:value="100.15">
            <text:p>100.15</text:p>
          </table:table-cell>
          <table:table-cell table:style-name="ce27" table:formula="of:=([.F60]*ScaleFactor+offset)*unitFactor" office:value-type="float" office:value="37.5">
            <text:p>37.500</text:p>
          </table:table-cell>
          <table:table-cell table:style-name="ce34" table:formula="of:=([.G60]*ScaleFactor+offset)*unitFactor" office:value-type="float" office:value="150.225">
            <text:p>150.225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8" office:value-type="float" office:value="20">
            <text:p>20</text:p>
          </table:table-cell>
          <table:table-cell table:style-name="ce20" office:value-type="float" office:value="115.15">
            <text:p>115.15</text:p>
          </table:table-cell>
          <table:table-cell table:style-name="ce27" table:formula="of:=([.F61]*ScaleFactor+offset)*unitFactor" office:value-type="float" office:value="30">
            <text:p>30.000</text:p>
          </table:table-cell>
          <table:table-cell table:style-name="ce34" table:formula="of:=([.G61]*ScaleFactor+offset)*unitFactor" office:value-type="float" office:value="172.725">
            <text:p>172.725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8" office:value-type="float" office:value="0">
            <text:p>0</text:p>
          </table:table-cell>
          <table:table-cell table:style-name="ce20" office:value-type="float" office:value="115.15">
            <text:p>115.15</text:p>
          </table:table-cell>
          <table:table-cell table:style-name="ce27" table:formula="of:=([.F62]*ScaleFactor+offset)*unitFactor" office:value-type="float" office:value="0">
            <text:p>0.000</text:p>
          </table:table-cell>
          <table:table-cell table:style-name="ce34" table:formula="of:=([.G62]*ScaleFactor+offset)*unitFactor" office:value-type="float" office:value="172.725">
            <text:p>172.725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8" table:formula="of:=([.F63]*ScaleFactor+offset)*unitFactor" office:value-type="float" office:value="0">
            <text:p>0.000</text:p>
          </table:table-cell>
          <table:table-cell table:style-name="ce35" table:formula="of:=([.G63]*ScaleFactor+offset)*unitFactor" office:value-type="float" office:value="0">
            <text:p>0.000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5" office:value-type="string">
            <text:p>Air flow holes position</text:p>
          </table:table-cell>
          <table:table-cell table:style-name="ce50"/>
          <table:table-cell table:style-name="ce27"/>
          <table:table-cell table:style-name="ce34"/>
          <table:table-cell table:number-columns-repeated="1015"/>
        </table:table-row>
        <table:table-row table:style-name="ro3">
          <table:table-cell table:number-columns-repeated="5"/>
          <table:table-cell table:style-name="ce8" office:value-type="float" office:value="10">
            <text:p>10</text:p>
          </table:table-cell>
          <table:table-cell table:style-name="ce20" office:value-type="float" office:value="83.035">
            <text:p>83.04</text:p>
          </table:table-cell>
          <table:table-cell table:style-name="ce27" table:formula="of:=([.F65]*ScaleFactor+offset)*unitFactor" office:value-type="float" office:value="15">
            <text:p>15.000</text:p>
          </table:table-cell>
          <table:table-cell table:style-name="ce34" table:formula="of:=([.G65]*ScaleFactor+offset)*unitFactor" office:value-type="float" office:value="124.5525">
            <text:p>124.553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8" office:value-type="float" office:value="30">
            <text:p>30</text:p>
          </table:table-cell>
          <table:table-cell table:style-name="ce20" office:value-type="float" office:value="41.78">
            <text:p>41.78</text:p>
          </table:table-cell>
          <table:table-cell table:style-name="ce27" table:formula="of:=([.F66]*ScaleFactor+offset)*unitFactor" office:value-type="float" office:value="45">
            <text:p>45.000</text:p>
          </table:table-cell>
          <table:table-cell table:style-name="ce34" table:formula="of:=([.G66]*ScaleFactor+offset)*unitFactor" office:value-type="float" office:value="62.67">
            <text:p>62.670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8" office:value-type="float" office:value="50">
            <text:p>50</text:p>
          </table:table-cell>
          <table:table-cell table:style-name="ce20" office:value-type="float" office:value="41.78">
            <text:p>41.78</text:p>
          </table:table-cell>
          <table:table-cell table:style-name="ce27" table:formula="of:=([.F67]*ScaleFactor+offset)*unitFactor" office:value-type="float" office:value="75">
            <text:p>75.000</text:p>
          </table:table-cell>
          <table:table-cell table:style-name="ce34" table:formula="of:=([.G67]*ScaleFactor+offset)*unitFactor" office:value-type="float" office:value="62.67">
            <text:p>62.670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9" office:value-type="float" office:value="70">
            <text:p>70</text:p>
          </table:table-cell>
          <table:table-cell table:style-name="ce21" office:value-type="float" office:value="83.035">
            <text:p>83.04</text:p>
          </table:table-cell>
          <table:table-cell table:style-name="ce28" table:formula="of:=([.F68]*ScaleFactor+offset)*unitFactor" office:value-type="float" office:value="105">
            <text:p>105.000</text:p>
          </table:table-cell>
          <table:table-cell table:style-name="ce35" table:formula="of:=([.G68]*ScaleFactor+offset)*unitFactor" office:value-type="float" office:value="124.5525">
            <text:p>124.553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8" office:value-type="string">
            <text:p>Air flow holes diameter</text:p>
          </table:table-cell>
          <table:table-cell table:style-name="ce20"/>
          <table:table-cell table:style-name="ce27"/>
          <table:table-cell table:style-name="ce34"/>
          <table:table-cell table:number-columns-repeated="1015"/>
        </table:table-row>
        <table:table-row table:style-name="ro3">
          <table:table-cell table:number-columns-repeated="5"/>
          <table:table-cell table:style-name="ce9" office:value-type="float" office:value="5">
            <text:p>5</text:p>
          </table:table-cell>
          <table:table-cell table:style-name="ce21"/>
          <table:table-cell table:style-name="ce28" table:formula="of:=([.F70]*ScaleFactor+offset)*unitFactor" office:value-type="float" office:value="7.5">
            <text:p>7.500</text:p>
          </table:table-cell>
          <table:table-cell table:style-name="ce35"/>
          <table:table-cell table:number-columns-repeated="1015"/>
        </table:table-row>
        <table:table-row table:style-name="ro3" table:number-rows-repeated="654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uterRib" table:style-name="ta2" table:protected="true" table:print-ranges="OuterRib.A3:OuterRib.AG21">
        <office:forms form:automatic-focus="false" form:apply-design-mode="false"/>
        <table:table-column table:style-name="co9" table:number-columns-repeated="13" table:default-cell-style-name="Default"/>
        <table:table-column table:style-name="co1" table:default-cell-style-name="Default"/>
        <table:table-column table:style-name="co9" table:number-columns-repeated="8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25" table:default-cell-style-name="Default"/>
        <table:table-column table:style-name="co5" table:number-columns-repeated="967" table:default-cell-style-name="Default"/>
        <table:table-row table:style-name="ro3">
          <table:table-cell table:style-name="ce57" table:number-columns-repeated="32"/>
          <table:table-cell table:number-columns-repeated="992"/>
        </table:table-row>
        <table:table-row table:style-name="ro5" table:number-rows-repeated="2">
          <table:table-cell table:style-name="ce57" table:number-columns-repeated="32"/>
          <table:table-cell table:number-columns-repeated="992"/>
        </table:table-row>
        <table:table-row table:style-name="ro5">
          <table:table-cell table:style-name="ce57">
            <draw:frame table:end-cell-address="OuterRib.AD21" table:end-x="0.0992in" table:end-y="0.0732in" draw:z-index="2" draw:style-name="gr1" svg:width="4.8594in" svg:height="9.3193in" svg:x="0.1425in" svg:y="0.1248in">
              <draw:object-ole draw:class-id="00000000-0000-0000-0000-000000000000" xlink:href="./MSO_OLE_Obj1" xlink:type="simple" xlink:show="embed" xlink:actuate="onLoad"/>
              <draw:image xlink:href="./ObjectReplacements/MSO_OLE_Obj1" xlink:type="simple" xlink:show="embed" xlink:actuate="onLoad"/>
            </draw:frame>
          </table:table-cell>
          <table:table-cell table:style-name="ce57" table:number-columns-repeated="22"/>
          <table:table-cell table:style-name="ce64" table:number-columns-repeated="8"/>
          <table:table-cell table:style-name="ce61" table:formula="of:=TEXT([$Data.C18];&quot;0,000&quot;)&amp;&quot;     &quot;&amp;TEXT([$Data.D18];&quot;0,000&quot;)" office:value-type="string" office:string-value="-0,016     0,026">
            <text:p>-0,016 <text:s text:c="4"/>0,026</text:p>
          </table:table-cell>
          <table:table-cell table:number-columns-repeated="992"/>
        </table:table-row>
        <table:table-row table:style-name="ro5">
          <table:table-cell table:style-name="ce58" table:number-columns-repeated="2"/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3"/>
          <table:table-cell table:style-name="ce62"/>
          <table:table-cell table:style-name="ce59"/>
          <table:table-cell table:style-name="ce62" table:number-columns-repeated="3"/>
          <table:table-cell table:style-name="ce59" table:number-columns-repeated="5"/>
          <table:table-cell table:style-name="ce62"/>
          <table:table-cell table:style-name="ce59" table:number-columns-repeated="3"/>
          <table:table-cell table:style-name="ce67" table:number-columns-repeated="7"/>
          <table:table-cell table:style-name="ce61" table:formula="of:=TEXT([$Data.C19];&quot;0,000&quot;)&amp;&quot;     &quot;&amp;TEXT([$Data.D19];&quot;0,000&quot;)" office:value-type="string" office:string-value="-0,014     0,027">
            <text:p>-0,014 <text:s text:c="4"/>0,027</text:p>
          </table:table-cell>
          <table:table-cell table:style-name="ce70" table:number-columns-repeated="4"/>
          <table:table-cell table:style-name="ce71"/>
          <table:table-cell table:style-name="ce70" table:number-columns-repeated="2"/>
          <table:table-cell table:style-name="ce71"/>
          <table:table-cell table:style-name="ce70" table:number-columns-repeated="4"/>
          <table:table-cell table:style-name="ce71"/>
          <table:table-cell table:style-name="ce70" table:number-columns-repeated="7"/>
          <table:table-cell table:style-name="ce71" table:number-columns-repeated="972"/>
        </table:table-row>
        <table:table-row table:style-name="ro6">
          <table:table-cell table:style-name="ce57" table:number-columns-repeated="25"/>
          <table:table-cell table:style-name="ce65" table:number-columns-repeated="6"/>
          <table:table-cell table:style-name="ce61" table:formula="of:=TEXT([$Data.C20];&quot;0,000&quot;)&amp;&quot;     &quot;&amp;TEXT([$Data.D20];&quot;0,000&quot;)" office:value-type="string" office:string-value="-0,010     0,029">
            <text:p>-0,010 <text:s text:c="4"/>0,029</text:p>
          </table:table-cell>
          <table:table-cell table:number-columns-repeated="992"/>
        </table:table-row>
        <table:table-row table:style-name="ro7">
          <table:table-cell table:style-name="ce57"/>
          <table:table-cell table:style-name="ce57">
            <draw:line table:end-cell-address="OuterRib.F8" table:end-x="0.0547in" table:end-y="0.2594in" draw:z-index="1" draw:name="Line 3" draw:style-name="gr2" draw:text-style-name="P1" svg:x1="0.6689in" svg:y1="0.2394in" svg:x2="0.0654in" svg:y2="0.5189in">
              <text:p/>
            </draw:line>
          </table:table-cell>
          <table:table-cell table:style-name="ce57"/>
          <table:table-cell table:style-name="ce61" table:formula="of:=TEXT([$Data.H17];&quot;0,000&quot;)&amp;&quot;     &quot;&amp;TEXT([$Data.I17];&quot;0,000&quot;)" office:value-type="string" office:string-value="0,000     -0,052">
            <text:p>0,000 <text:s text:c="4"/>-0,052</text:p>
          </table:table-cell>
          <table:table-cell table:style-name="ce57" table:number-columns-repeated="9"/>
          <table:table-cell table:style-name="ce63" office:value-type="string">
            <text:p>0,000 <text:s text:c="4"/>0,000</text:p>
            <draw:line table:end-cell-address="OuterRib.N8" table:end-x="1.0319in" table:end-y="0.2488in" draw:z-index="0" draw:name="Line 2" draw:style-name="gr2" draw:text-style-name="P1" svg:x1="0.5161in" svg:y1="0.2283in" svg:x2="1.0319in" svg:y2="0.5083in">
              <text:p/>
            </draw:line>
          </table:table-cell>
          <table:table-cell table:style-name="ce57" table:number-columns-repeated="12"/>
          <table:table-cell table:style-name="ce65" table:number-columns-repeated="5"/>
          <table:table-cell table:style-name="ce61" table:formula="of:=TEXT([$Data.C21];&quot;0,000&quot;)&amp;&quot;     &quot;&amp;TEXT([$Data.D21];&quot;0,000&quot;)" office:value-type="string" office:string-value="-0,005     0,031">
            <text:p>-0,005 <text:s text:c="4"/>0,031</text:p>
          </table:table-cell>
          <table:table-cell table:number-columns-repeated="992"/>
        </table:table-row>
        <table:table-row table:style-name="ro8">
          <table:table-cell table:style-name="ce57" table:number-columns-repeated="14"/>
          <table:table-cell table:style-name="ce64" table:number-columns-repeated="16"/>
          <table:table-cell table:style-name="ce65"/>
          <table:table-cell table:style-name="ce61" table:formula="of:=TEXT([$Data.C22];&quot;0,000&quot;)&amp;&quot;     &quot;&amp;TEXT([$Data.D22];&quot;0,000&quot;)" office:value-type="string" office:string-value="0,000     0,032">
            <text:p>0,000 <text:s text:c="4"/>0,032</text:p>
          </table:table-cell>
          <table:table-cell table:number-columns-repeated="992"/>
        </table:table-row>
        <table:table-row table:style-name="ro5">
          <table:table-cell table:style-name="ce57" table:number-columns-repeated="27"/>
          <table:table-cell table:style-name="ce66"/>
          <table:table-cell table:style-name="ce64"/>
          <table:table-cell table:style-name="ce65" table:number-columns-repeated="2"/>
          <table:table-cell table:style-name="ce61" table:formula="of:=TEXT([$Data.C23];&quot;0,000&quot;)&amp;&quot;     &quot;&amp;TEXT([$Data.D23];&quot;0,000&quot;)" office:value-type="string" office:string-value="0,004     0,033">
            <text:p>0,004 <text:s text:c="4"/>0,033</text:p>
          </table:table-cell>
          <table:table-cell table:number-columns-repeated="992"/>
        </table:table-row>
        <table:table-row table:style-name="ro9">
          <table:table-cell table:style-name="ce57" table:number-columns-repeated="27"/>
          <table:table-cell table:style-name="ce66" table:number-columns-repeated="2"/>
          <table:table-cell table:style-name="ce64"/>
          <table:table-cell table:style-name="ce65"/>
          <table:table-cell table:style-name="ce61" table:formula="of:=TEXT([$Data.C24];&quot;0,000&quot;)&amp;&quot;     &quot;&amp;TEXT([$Data.D24];&quot;0,000&quot;)" office:value-type="string" office:string-value="0,013     0,034">
            <text:p>0,013 <text:s text:c="4"/>0,034</text:p>
          </table:table-cell>
          <table:table-cell table:number-columns-repeated="992"/>
        </table:table-row>
        <table:table-row table:style-name="ro10">
          <table:table-cell table:style-name="ce57" table:number-columns-repeated="27"/>
          <table:table-cell table:style-name="ce66" table:number-columns-repeated="2"/>
          <table:table-cell table:style-name="ce65" table:number-columns-repeated="2"/>
          <table:table-cell table:style-name="ce61" table:formula="of:=TEXT([$Data.C25];&quot;0,000&quot;)&amp;&quot;     &quot;&amp;TEXT([$Data.D25];&quot;0,000&quot;)" office:value-type="string" office:string-value="0,022     0,035">
            <text:p>0,022 <text:s text:c="4"/>0,035</text:p>
          </table:table-cell>
          <table:table-cell table:number-columns-repeated="992"/>
        </table:table-row>
        <table:table-row table:style-name="ro10">
          <table:table-cell table:style-name="ce57" table:number-columns-repeated="27"/>
          <table:table-cell table:style-name="ce66" table:number-columns-repeated="2"/>
          <table:table-cell table:style-name="ce65" table:number-columns-repeated="2"/>
          <table:table-cell table:style-name="ce61" table:formula="of:=TEXT([$Data.C26];&quot;0,000&quot;)&amp;&quot;     &quot;&amp;TEXT([$Data.D26];&quot;0,000&quot;)" office:value-type="string" office:string-value="0,031     0,034">
            <text:p>0,031 <text:s text:c="4"/>0,034</text:p>
          </table:table-cell>
          <table:table-cell table:number-columns-repeated="992"/>
        </table:table-row>
        <table:table-row table:style-name="ro9">
          <table:table-cell table:style-name="ce57" table:number-columns-repeated="11"/>
          <table:table-cell table:style-name="ce57" office:value-type="string">
            <text:p>OUTER KEEL (x2)</text:p>
          </table:table-cell>
          <table:table-cell table:style-name="ce57" table:number-columns-repeated="4"/>
          <table:table-cell table:style-name="ce57" office:value-type="string">
            <text:p>OUTER RIB (x 2)</text:p>
          </table:table-cell>
          <table:table-cell table:style-name="ce57" table:number-columns-repeated="10"/>
          <table:table-cell table:style-name="ce66" table:number-columns-repeated="2"/>
          <table:table-cell table:style-name="ce65" table:number-columns-repeated="2"/>
          <table:table-cell table:style-name="ce61" table:formula="of:=TEXT([$Data.C27];&quot;0,000&quot;)&amp;&quot;     &quot;&amp;TEXT([$Data.D27];&quot;0,000&quot;)" office:value-type="string" office:string-value="0,040     0,033">
            <text:p>0,040 <text:s text:c="4"/>0,033</text:p>
          </table:table-cell>
          <table:table-cell table:number-columns-repeated="992"/>
        </table:table-row>
        <table:table-row table:style-name="ro11">
          <table:table-cell table:style-name="ce57" table:number-columns-repeated="26"/>
          <table:table-cell table:style-name="ce64" table:number-columns-repeated="3"/>
          <table:table-cell table:style-name="ce65" table:number-columns-repeated="2"/>
          <table:table-cell table:style-name="ce61" table:formula="of:=TEXT([$Data.C28];&quot;0,000&quot;)&amp;&quot;     &quot;&amp;TEXT([$Data.D28];&quot;0,000&quot;)" office:value-type="string" office:string-value="0,059     0,030">
            <text:p>0,059 <text:s text:c="4"/>0,030</text:p>
          </table:table-cell>
          <table:table-cell table:number-columns-repeated="992"/>
        </table:table-row>
        <table:table-row table:style-name="ro12">
          <table:table-cell table:style-name="ce57" table:number-columns-repeated="24"/>
          <table:table-cell table:style-name="ce64" table:number-columns-repeated="5"/>
          <table:table-cell table:style-name="ce65" table:number-columns-repeated="2"/>
          <table:table-cell table:style-name="ce61" table:formula="of:=TEXT([$Data.C29];&quot;0,000&quot;)&amp;&quot;     &quot;&amp;TEXT([$Data.D29];&quot;0,000&quot;)" office:value-type="string" office:string-value="0,077     0,026">
            <text:p>0,077 <text:s text:c="4"/>0,026</text:p>
          </table:table-cell>
          <table:table-cell table:number-columns-repeated="992"/>
        </table:table-row>
        <table:table-row table:style-name="ro13">
          <table:table-cell table:style-name="ce57" table:number-columns-repeated="22"/>
          <table:table-cell table:style-name="ce64" table:number-columns-repeated="8"/>
          <table:table-cell table:style-name="ce65"/>
          <table:table-cell table:style-name="ce61" table:formula="of:=TEXT([$Data.C30];&quot;0,000&quot;)&amp;&quot;     &quot;&amp;TEXT([$Data.D30];&quot;0,000&quot;)" office:value-type="string" office:string-value="0,095     0,021">
            <text:p>0,095 <text:s text:c="4"/>0,021</text:p>
          </table:table-cell>
          <table:table-cell table:number-columns-repeated="992"/>
        </table:table-row>
        <table:table-row table:style-name="ro14">
          <table:table-cell table:style-name="ce57" table:number-columns-repeated="18"/>
          <table:table-cell table:style-name="ce66" table:number-columns-repeated="2"/>
          <table:table-cell table:style-name="ce57"/>
          <table:table-cell table:style-name="ce64" table:number-columns-repeated="10"/>
          <table:table-cell table:style-name="ce61" table:formula="of:=TEXT([$Data.C31];&quot;0,000&quot;)&amp;&quot;     &quot;&amp;TEXT([$Data.D31];&quot;0,000&quot;)" office:value-type="string" office:string-value="0,113     0,015">
            <text:p>0,113 <text:s text:c="4"/>0,015</text:p>
          </table:table-cell>
          <table:table-cell table:number-columns-repeated="992"/>
        </table:table-row>
        <table:table-row table:style-name="ro15">
          <table:table-cell table:style-name="ce57" table:number-columns-repeated="17"/>
          <table:table-cell table:style-name="ce64" table:number-columns-repeated="3"/>
          <table:table-cell table:style-name="ce65" table:number-columns-repeated="11"/>
          <table:table-cell table:style-name="ce61" table:formula="of:=TEXT([$Data.C32];&quot;0,000&quot;)&amp;&quot;     &quot;&amp;TEXT([$Data.D32];&quot;0,000&quot;)" office:value-type="string" office:string-value="0,132     0,008">
            <text:p>0,132 <text:s text:c="4"/>0,008</text:p>
          </table:table-cell>
          <table:table-cell table:number-columns-repeated="992"/>
        </table:table-row>
        <table:table-row table:style-name="ro16">
          <table:table-cell table:style-name="ce57" table:number-columns-repeated="16"/>
          <table:table-cell table:style-name="ce64" table:number-columns-repeated="2"/>
          <table:table-cell table:style-name="ce65" table:number-columns-repeated="13"/>
          <table:table-cell table:style-name="ce61" table:formula="of:=TEXT([$Data.C33];&quot;0,000&quot;)&amp;&quot;     &quot;&amp;TEXT([$Data.D33];&quot;0,000&quot;)" office:value-type="string" office:string-value="0,141     0,005">
            <text:p>0,141 <text:s text:c="4"/>0,005</text:p>
          </table:table-cell>
          <table:table-cell table:number-columns-repeated="992"/>
        </table:table-row>
        <table:table-row table:style-name="ro17">
          <table:table-cell table:style-name="ce57" table:number-columns-repeated="14"/>
          <table:table-cell table:style-name="ce64" table:number-columns-repeated="2"/>
          <table:table-cell table:style-name="ce65"/>
          <table:table-cell table:style-name="ce64"/>
          <table:table-cell table:style-name="ce65" table:number-columns-repeated="13"/>
          <table:table-cell table:style-name="ce61" table:formula="of:=TEXT([$Data.C34];&quot;0,000&quot;)&amp;&quot;     &quot;&amp;TEXT([$Data.D34];&quot;0,000&quot;)" office:value-type="string" office:string-value="0,150     0,001">
            <text:p>0,150 <text:s text:c="4"/>0,001</text:p>
          </table:table-cell>
          <table:table-cell table:number-columns-repeated="992"/>
        </table:table-row>
        <table:table-row table:style-name="ro5">
          <table:table-cell table:style-name="ce57" table:number-columns-repeated="31"/>
          <table:table-cell table:style-name="ce61"/>
          <table:table-cell table:number-columns-repeated="992"/>
        </table:table-row>
        <table:table-row table:style-name="ro18">
          <table:table-cell table:style-name="ce57" table:number-columns-repeated="31"/>
          <table:table-cell table:style-name="ce61"/>
          <table:table-cell table:number-columns-repeated="992"/>
        </table:table-row>
        <table:table-row table:style-name="ro5">
          <table:table-cell table:number-columns-repeated="31"/>
          <table:table-cell table:style-name="ce68"/>
          <table:table-cell table:number-columns-repeated="992"/>
        </table:table-row>
        <table:table-row table:style-name="ro7">
          <table:table-cell table:number-columns-repeated="31"/>
          <table:table-cell table:style-name="ce68"/>
          <table:table-cell table:number-columns-repeated="992"/>
        </table:table-row>
        <table:table-row table:style-name="ro5" table:number-rows-repeated="3">
          <table:table-cell table:number-columns-repeated="31"/>
          <table:table-cell table:style-name="ce68"/>
          <table:table-cell table:number-columns-repeated="992"/>
        </table:table-row>
        <table:table-row table:style-name="ro5" table:number-rows-repeated="2">
          <table:table-cell table:number-columns-repeated="31"/>
          <table:table-cell table:style-name="ce69"/>
          <table:table-cell table:number-columns-repeated="992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2"/>
          <table:table-cell table:style-name="ce60" table:number-columns-repeated="54"/>
          <table:table-cell table:number-columns-repeated="968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31"/>
          <table:table-cell table:style-name="ce69"/>
          <table:table-cell table:number-columns-repeated="992"/>
        </table:table-row>
        <table:table-row table:style-name="ro5" table:number-rows-repeated="31">
          <table:table-cell table:number-columns-repeated="1024"/>
        </table:table-row>
        <table:table-row table:style-name="ro3">
          <table:table-cell table:number-columns-repeated="4"/>
          <table:table-cell table:formula="of:=[$Data.C58]&amp;&quot;  &quot;&amp;[$Data.D58]" office:value-type="string" office:string-value="  ">
            <text:p><text:s text:c="2"/>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formula="of:=[$Data.C59]&amp;&quot;  &quot;&amp;[$Data.D59]" office:value-type="string" office:string-value="  ">
            <text:p><text:s text:c="2"/></text:p>
          </table:table-cell>
          <table:table-cell table:number-columns-repeated="1019"/>
        </table:table-row>
      </table:table>
      <table:table table:name="InnerRib" table:style-name="ta3" table:protected="true" table:print-ranges="InnerRib.A3:InnerRib.AK30">
        <table:table-column table:style-name="co9" table:number-columns-repeated="13" table:default-cell-style-name="Default"/>
        <table:table-column table:style-name="co1" table:default-cell-style-name="Default"/>
        <table:table-column table:style-name="co9" table:number-columns-repeated="8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25" table:default-cell-style-name="Default"/>
        <table:table-column table:style-name="co5" table:number-columns-repeated="967" table:default-cell-style-name="Default"/>
        <table:table-row table:style-name="ro3">
          <table:table-cell table:style-name="ce57" table:number-columns-repeated="32"/>
          <table:table-cell table:number-columns-repeated="992"/>
        </table:table-row>
        <table:table-row table:style-name="ro5" table:number-rows-repeated="2">
          <table:table-cell table:style-name="ce57" table:number-columns-repeated="32"/>
          <table:table-cell table:number-columns-repeated="992"/>
        </table:table-row>
        <table:table-row table:style-name="ro5">
          <table:table-cell table:style-name="ce57"/>
          <table:table-cell table:style-name="ce57">
            <draw:frame table:end-cell-address="InnerRib.AD30" table:end-x="0.1102in" table:end-y="0.0831in" draw:z-index="2" draw:style-name="gr3" svg:width="4.8484in" svg:height="9.3295in" svg:x="0.011in" svg:y="0.135in">
              <draw:object-ole draw:class-id="00000000-0000-0000-0000-000000000000" xlink:href="./MSO_OLE_Obj2" xlink:type="simple" xlink:show="embed" xlink:actuate="onLoad"/>
              <draw:image xlink:href="./ObjectReplacements/MSO_OLE_Obj2" xlink:type="simple" xlink:show="embed" xlink:actuate="onLoad"/>
            </draw:frame>
          </table:table-cell>
          <table:table-cell table:style-name="ce57" table:number-columns-repeated="21"/>
          <table:table-cell table:style-name="ce64" table:number-columns-repeated="8"/>
          <table:table-cell table:style-name="ce61" table:formula="of:=TEXT([$Data.C41];&quot;0,000&quot;)&amp;&quot;     &quot;&amp;TEXT([$Data.D41];&quot;0,000&quot;)" office:value-type="string" office:string-value="-0,016     0,026">
            <text:p>-0,016 <text:s text:c="4"/>0,026</text:p>
          </table:table-cell>
          <table:table-cell table:number-columns-repeated="992"/>
        </table:table-row>
        <table:table-row table:style-name="ro5">
          <table:table-cell table:style-name="ce58" table:number-columns-repeated="2"/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3"/>
          <table:table-cell table:style-name="ce62"/>
          <table:table-cell table:style-name="ce59"/>
          <table:table-cell table:style-name="ce62" table:number-columns-repeated="3"/>
          <table:table-cell table:style-name="ce59" table:number-columns-repeated="5"/>
          <table:table-cell table:style-name="ce62"/>
          <table:table-cell table:style-name="ce59" table:number-columns-repeated="3"/>
          <table:table-cell table:style-name="ce67" table:number-columns-repeated="7"/>
          <table:table-cell table:style-name="ce61" table:formula="of:=TEXT([$Data.C42];&quot;0,000&quot;)&amp;&quot;     &quot;&amp;TEXT([$Data.D42];&quot;0,000&quot;)" office:value-type="string" office:string-value="-0,014     0,027">
            <text:p>-0,014 <text:s text:c="4"/>0,027</text:p>
          </table:table-cell>
          <table:table-cell table:style-name="ce70" table:number-columns-repeated="4"/>
          <table:table-cell table:style-name="ce71"/>
          <table:table-cell table:style-name="ce70" table:number-columns-repeated="2"/>
          <table:table-cell table:style-name="ce71"/>
          <table:table-cell table:style-name="ce70" table:number-columns-repeated="4"/>
          <table:table-cell table:style-name="ce71"/>
          <table:table-cell table:style-name="ce70" table:number-columns-repeated="7"/>
          <table:table-cell table:style-name="ce71" table:number-columns-repeated="972"/>
        </table:table-row>
        <table:table-row table:style-name="ro6">
          <table:table-cell table:style-name="ce57" table:number-columns-repeated="25"/>
          <table:table-cell table:style-name="ce65" table:number-columns-repeated="6"/>
          <table:table-cell table:style-name="ce61" table:formula="of:=TEXT([$Data.C43];&quot;0,000&quot;)&amp;&quot;     &quot;&amp;TEXT([$Data.D43];&quot;0,000&quot;)" office:value-type="string" office:string-value="-0,010     0,029">
            <text:p>-0,010 <text:s text:c="4"/>0,029</text:p>
          </table:table-cell>
          <table:table-cell table:number-columns-repeated="992"/>
        </table:table-row>
        <table:table-row table:style-name="ro7">
          <table:table-cell table:style-name="ce57"/>
          <table:table-cell table:style-name="ce57">
            <draw:line table:end-cell-address="InnerRib.F8" table:end-x="0.0547in" table:end-y="0.2594in" draw:z-index="1" draw:name="Line 6" draw:style-name="gr2" draw:text-style-name="P1" svg:x1="0.6689in" svg:y1="0.2394in" svg:x2="0.0654in" svg:y2="0.5189in">
              <text:p/>
            </draw:line>
          </table:table-cell>
          <table:table-cell table:style-name="ce57"/>
          <table:table-cell table:style-name="ce61" table:formula="of:=TEXT([$Data.H17];&quot;0,000&quot;)&amp;&quot;     &quot;&amp;TEXT([$Data.I17];&quot;0,000&quot;)" office:value-type="string" office:string-value="0,000     -0,052">
            <text:p>0,000 <text:s text:c="4"/>-0,052</text:p>
          </table:table-cell>
          <table:table-cell table:style-name="ce57" table:number-columns-repeated="9"/>
          <table:table-cell table:style-name="ce63" office:value-type="string">
            <text:p>0,000 <text:s text:c="4"/>0,000</text:p>
            <draw:line table:end-cell-address="InnerRib.N8" table:end-x="1.0319in" table:end-y="0.2488in" draw:z-index="0" draw:name="Line 5" draw:style-name="gr2" draw:text-style-name="P1" svg:x1="0.5161in" svg:y1="0.2283in" svg:x2="1.0319in" svg:y2="0.5083in">
              <text:p/>
            </draw:line>
          </table:table-cell>
          <table:table-cell table:style-name="ce57" table:number-columns-repeated="12"/>
          <table:table-cell table:style-name="ce65" table:number-columns-repeated="5"/>
          <table:table-cell table:style-name="ce61" table:formula="of:=TEXT([$Data.C44];&quot;0,000&quot;)&amp;&quot;     &quot;&amp;TEXT([$Data.D44];&quot;0,000&quot;)" office:value-type="string" office:string-value="-0,005     0,031">
            <text:p>-0,005 <text:s text:c="4"/>0,031</text:p>
          </table:table-cell>
          <table:table-cell table:number-columns-repeated="992"/>
        </table:table-row>
        <table:table-row table:style-name="ro8">
          <table:table-cell table:style-name="ce57" table:number-columns-repeated="14"/>
          <table:table-cell table:style-name="ce64" table:number-columns-repeated="16"/>
          <table:table-cell table:style-name="ce65"/>
          <table:table-cell table:style-name="ce61" table:formula="of:=TEXT([$Data.C45];&quot;0,000&quot;)&amp;&quot;     &quot;&amp;TEXT([$Data.D45];&quot;0,000&quot;)" office:value-type="string" office:string-value="0,000     0,032">
            <text:p>0,000 <text:s text:c="4"/>0,032</text:p>
          </table:table-cell>
          <table:table-cell table:number-columns-repeated="992"/>
        </table:table-row>
        <table:table-row table:style-name="ro5">
          <table:table-cell table:style-name="ce57" table:number-columns-repeated="27"/>
          <table:table-cell table:style-name="ce66"/>
          <table:table-cell table:style-name="ce64"/>
          <table:table-cell table:style-name="ce65" table:number-columns-repeated="2"/>
          <table:table-cell table:style-name="ce61" table:formula="of:=TEXT([$Data.C46];&quot;0,000&quot;)&amp;&quot;     &quot;&amp;TEXT([$Data.D46];&quot;0,000&quot;)" office:value-type="string" office:string-value="0,004     0,033">
            <text:p>0,004 <text:s text:c="4"/>0,033</text:p>
          </table:table-cell>
          <table:table-cell table:number-columns-repeated="992"/>
        </table:table-row>
        <table:table-row table:style-name="ro9">
          <table:table-cell table:style-name="ce57" table:number-columns-repeated="27"/>
          <table:table-cell table:style-name="ce66" table:number-columns-repeated="2"/>
          <table:table-cell table:style-name="ce64"/>
          <table:table-cell table:style-name="ce65"/>
          <table:table-cell table:style-name="ce61" table:formula="of:=TEXT([$Data.C47];&quot;0,000&quot;)&amp;&quot;     &quot;&amp;TEXT([$Data.D47];&quot;0,000&quot;)" office:value-type="string" office:string-value="0,013     0,034">
            <text:p>0,013 <text:s text:c="4"/>0,034</text:p>
          </table:table-cell>
          <table:table-cell table:number-columns-repeated="992"/>
        </table:table-row>
        <table:table-row table:style-name="ro10">
          <table:table-cell table:style-name="ce57" table:number-columns-repeated="27"/>
          <table:table-cell table:style-name="ce66" table:number-columns-repeated="2"/>
          <table:table-cell table:style-name="ce65" table:number-columns-repeated="2"/>
          <table:table-cell table:style-name="ce61" table:formula="of:=TEXT([$Data.C48];&quot;0,000&quot;)&amp;&quot;     &quot;&amp;TEXT([$Data.D48];&quot;0,000&quot;)" office:value-type="string" office:string-value="0,022     0,035">
            <text:p>0,022 <text:s text:c="4"/>0,035</text:p>
          </table:table-cell>
          <table:table-cell table:number-columns-repeated="992"/>
        </table:table-row>
        <table:table-row table:style-name="ro10">
          <table:table-cell table:style-name="ce57" table:number-columns-repeated="27"/>
          <table:table-cell table:style-name="ce66" table:number-columns-repeated="2"/>
          <table:table-cell table:style-name="ce65" table:number-columns-repeated="2"/>
          <table:table-cell table:style-name="ce61" table:formula="of:=TEXT([$Data.C49];&quot;0,000&quot;)&amp;&quot;     &quot;&amp;TEXT([$Data.D49];&quot;0,000&quot;)" office:value-type="string" office:string-value="0,031     0,034">
            <text:p>0,031 <text:s text:c="4"/>0,034</text:p>
          </table:table-cell>
          <table:table-cell table:number-columns-repeated="992"/>
        </table:table-row>
        <table:table-row table:style-name="ro9">
          <table:table-cell table:style-name="ce57" table:number-columns-repeated="11"/>
          <table:table-cell table:style-name="ce57" office:value-type="string">
            <text:p>INNER KEEL (x1)</text:p>
          </table:table-cell>
          <table:table-cell table:style-name="ce57" table:number-columns-repeated="4"/>
          <table:table-cell table:style-name="ce57" office:value-type="string">
            <text:p>INNER RIB (x 3)</text:p>
          </table:table-cell>
          <table:table-cell table:style-name="ce57" table:number-columns-repeated="10"/>
          <table:table-cell table:style-name="ce66" table:number-columns-repeated="2"/>
          <table:table-cell table:style-name="ce65" table:number-columns-repeated="2"/>
          <table:table-cell table:style-name="ce61" table:formula="of:=TEXT([$Data.C50];&quot;0,000&quot;)&amp;&quot;     &quot;&amp;TEXT([$Data.D50];&quot;0,000&quot;)" office:value-type="string" office:string-value="0,040     0,033">
            <text:p>0,040 <text:s text:c="4"/>0,033</text:p>
          </table:table-cell>
          <table:table-cell table:number-columns-repeated="992"/>
        </table:table-row>
        <table:table-row table:style-name="ro11">
          <table:table-cell table:style-name="ce57" table:number-columns-repeated="26"/>
          <table:table-cell table:style-name="ce64" table:number-columns-repeated="3"/>
          <table:table-cell table:style-name="ce65" table:number-columns-repeated="2"/>
          <table:table-cell table:style-name="ce61" table:formula="of:=TEXT([$Data.C51];&quot;0,000&quot;)&amp;&quot;     &quot;&amp;TEXT([$Data.D51];&quot;0,000&quot;)" office:value-type="string" office:string-value="0,059     0,030">
            <text:p>0,059 <text:s text:c="4"/>0,030</text:p>
          </table:table-cell>
          <table:table-cell table:number-columns-repeated="992"/>
        </table:table-row>
        <table:table-row table:style-name="ro12">
          <table:table-cell table:style-name="ce57" table:number-columns-repeated="24"/>
          <table:table-cell table:style-name="ce64" table:number-columns-repeated="5"/>
          <table:table-cell table:style-name="ce65" table:number-columns-repeated="2"/>
          <table:table-cell table:style-name="ce61" table:formula="of:=TEXT([$Data.C52];&quot;0,000&quot;)&amp;&quot;     &quot;&amp;TEXT([$Data.D52];&quot;0,000&quot;)" office:value-type="string" office:string-value="0,077     0,026">
            <text:p>0,077 <text:s text:c="4"/>0,026</text:p>
          </table:table-cell>
          <table:table-cell table:number-columns-repeated="992"/>
        </table:table-row>
        <table:table-row table:style-name="ro19">
          <table:table-cell table:style-name="ce57" table:number-columns-repeated="22"/>
          <table:table-cell table:style-name="ce64" table:number-columns-repeated="8"/>
          <table:table-cell table:style-name="ce65"/>
          <table:table-cell table:style-name="ce61" table:formula="of:=TEXT([$Data.C53];&quot;0,000&quot;)&amp;&quot;     &quot;&amp;TEXT([$Data.D53];&quot;0,000&quot;)" office:value-type="string" office:string-value="0,090     0,023">
            <text:p>0,090 <text:s text:c="4"/>0,023</text:p>
          </table:table-cell>
          <table:table-cell table:number-columns-repeated="992"/>
        </table:table-row>
        <table:table-row table:style-name="ro20">
          <table:table-cell table:style-name="ce57" table:number-columns-repeated="21"/>
          <table:table-cell table:style-name="ce64" table:number-columns-repeated="10"/>
          <table:table-cell table:style-name="ce72" table:formula="of:=TEXT([$Data.C54];&quot;0,000&quot;)&amp;&quot;     &quot;&amp;TEXT([$Data.D54];&quot;0,000&quot;)&amp;&quot; -&gt; LINES OR STRIPS&quot;" office:value-type="string" office:string-value="0,098     0,020 -&gt; LINES OR STRIPS">
            <text:p>0,098 <text:s text:c="4"/>0,020 -&gt; LINES OR STRIPS</text:p>
          </table:table-cell>
          <table:table-cell table:number-columns-repeated="992"/>
        </table:table-row>
        <table:table-row table:style-name="ro20">
          <table:table-cell table:style-name="ce57" table:number-columns-repeated="18"/>
          <table:table-cell table:style-name="ce65" table:number-columns-repeated="13"/>
          <table:table-cell table:style-name="ce72" table:formula="of:=TEXT([$Data.C55];&quot;0,000&quot;)&amp;&quot;     &quot;&amp;TEXT([$Data.D55];&quot;0,000&quot;)&amp;&quot; -&gt; LINES OR STRIPS&quot;" office:value-type="string" office:string-value="0,105     0,018 -&gt; LINES OR STRIPS">
            <text:p>0,105 <text:s text:c="4"/>0,018 -&gt; LINES OR STRIPS</text:p>
          </table:table-cell>
          <table:table-cell table:number-columns-repeated="992"/>
        </table:table-row>
        <table:table-row table:style-name="ro20">
          <table:table-cell table:style-name="ce57" table:number-columns-repeated="18"/>
          <table:table-cell table:style-name="ce65" table:number-columns-repeated="13"/>
          <table:table-cell table:style-name="ce72" table:formula="of:=TEXT([$Data.C56];&quot;0,000&quot;)&amp;&quot;     &quot;&amp;TEXT([$Data.D56];&quot;0,000&quot;)&amp;&quot; -&gt; LINES OR STRIPS&quot;" office:value-type="string" office:string-value="0,113     0,015 -&gt; LINES OR STRIPS">
            <text:p>0,113 <text:s text:c="4"/>0,015 -&gt; LINES OR STRIPS</text:p>
          </table:table-cell>
          <table:table-cell table:number-columns-repeated="992"/>
        </table:table-row>
        <table:table-row table:style-name="ro20">
          <table:table-cell table:style-name="ce57" table:number-columns-repeated="18"/>
          <table:table-cell table:style-name="ce65" table:number-columns-repeated="13"/>
          <table:table-cell table:style-name="ce72" table:formula="of:=TEXT([$Data.C57];&quot;0,000&quot;)&amp;&quot;     &quot;&amp;TEXT([$Data.D57];&quot;0,000&quot;)&amp;&quot; -&gt; LINES OR STRIPS&quot;" office:value-type="string" office:string-value="0,120     0,013 -&gt; LINES OR STRIPS">
            <text:p>0,120 <text:s text:c="4"/>0,013 -&gt; LINES OR STRIPS</text:p>
          </table:table-cell>
          <table:table-cell table:number-columns-repeated="992"/>
        </table:table-row>
        <table:table-row table:style-name="ro5">
          <table:table-cell table:style-name="ce57" table:number-columns-repeated="31"/>
          <table:table-cell table:style-name="ce73"/>
          <table:table-cell table:number-columns-repeated="992"/>
        </table:table-row>
        <table:table-row table:style-name="ro18">
          <table:table-cell table:style-name="ce57" table:number-columns-repeated="31"/>
          <table:table-cell table:style-name="ce73"/>
          <table:table-cell table:number-columns-repeated="992"/>
        </table:table-row>
        <table:table-row table:style-name="ro5">
          <table:table-cell table:style-name="ce57" table:number-columns-repeated="31"/>
          <table:table-cell table:style-name="ce73"/>
          <table:table-cell table:number-columns-repeated="992"/>
        </table:table-row>
        <table:table-row table:style-name="ro7">
          <table:table-cell table:style-name="ce57" table:number-columns-repeated="31"/>
          <table:table-cell table:style-name="ce73"/>
          <table:table-cell table:number-columns-repeated="992"/>
        </table:table-row>
        <table:table-row table:style-name="ro5" table:number-rows-repeated="5">
          <table:table-cell table:style-name="ce57" table:number-columns-repeated="31"/>
          <table:table-cell table:style-name="ce73"/>
          <table:table-cell table:number-columns-repeated="992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2"/>
          <table:table-cell table:style-name="ce60" table:number-columns-repeated="54"/>
          <table:table-cell table:number-columns-repeated="968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31"/>
          <table:table-cell table:style-name="ce69"/>
          <table:table-cell table:number-columns-repeated="992"/>
        </table:table-row>
        <table:table-row table:style-name="ro5" table:number-rows-repeated="31">
          <table:table-cell table:number-columns-repeated="1024"/>
        </table:table-row>
        <table:table-row table:style-name="ro3">
          <table:table-cell table:number-columns-repeated="4"/>
          <table:table-cell table:formula="of:=[$Data.C58]&amp;&quot;  &quot;&amp;[$Data.D58]" office:value-type="string" office:string-value="  ">
            <text:p><text:s text:c="2"/>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formula="of:=[$Data.C59]&amp;&quot;  &quot;&amp;[$Data.D59]" office:value-type="string" office:string-value="  ">
            <text:p><text:s text:c="2"/></text:p>
          </table:table-cell>
          <table:table-cell table:number-columns-repeated="1019"/>
        </table:table-row>
      </table:table>
      <table:table table:name="Bottom" table:style-name="ta4" table:protected="true" table:print-ranges="Bottom.A7:Bottom.O66">
        <table:table-column table:style-name="co5" table:default-cell-style-name="ce71"/>
        <table:table-column table:style-name="co16" table:default-cell-style-name="ce71"/>
        <table:table-column table:style-name="co17" table:default-cell-style-name="ce71"/>
        <table:table-column table:style-name="co18" table:default-cell-style-name="ce71"/>
        <table:table-column table:style-name="co5" table:default-cell-style-name="ce71"/>
        <table:table-column table:style-name="co19" table:default-cell-style-name="ce71"/>
        <table:table-column table:style-name="co7" table:default-cell-style-name="ce71"/>
        <table:table-column table:style-name="co20" table:default-cell-style-name="ce71"/>
        <table:table-column table:style-name="co21" table:default-cell-style-name="ce71"/>
        <table:table-column table:style-name="co22" table:default-cell-style-name="ce71"/>
        <table:table-column table:style-name="co23" table:default-cell-style-name="ce71"/>
        <table:table-column table:style-name="co21" table:default-cell-style-name="ce71"/>
        <table:table-column table:style-name="co24" table:default-cell-style-name="ce71"/>
        <table:table-column table:style-name="co25" table:default-cell-style-name="ce71"/>
        <table:table-column table:style-name="co5" table:number-columns-repeated="243" table:default-cell-style-name="ce71"/>
        <table:table-column table:style-name="co5" table:number-columns-repeated="767" table:default-cell-style-name="Default"/>
        <table:table-row table:style-name="ro3" table:number-rows-repeated="7">
          <table:table-cell table:number-columns-repeated="1024"/>
        </table:table-row>
        <table:table-row table:style-name="ro21">
          <table:table-cell table:number-columns-repeated="6"/>
          <table:table-cell table:style-name="ce77" office:value-type="string">
            <text:p>BOTTOM</text:p>
          </table:table-cell>
          <table:table-cell table:number-columns-repeated="1017"/>
        </table:table-row>
        <table:table-row table:style-name="ro3">
          <table:table-cell table:style-name="ce57" table:number-columns-repeated="2"/>
          <table:table-cell table:style-name="ce75" table:formula="of:=TEXT([$Data.H27];&quot;0,000&quot;)&amp;&quot;     &quot;&amp;TEXT([$Data.I27];&quot;0,000&quot;)" office:value-type="string" office:string-value="0,000     0,000">
            <text:p>0,000 <text:s text:c="4"/>0,000</text:p>
          </table:table-cell>
          <table:table-cell table:style-name="ce57"/>
          <table:table-cell table:style-name="ce61" table:formula="of:=TEXT([$Data.H28];&quot;0,000&quot;)&amp;&quot;     &quot;&amp;TEXT([$Data.I28];&quot;0,000&quot;)" office:value-type="string" office:string-value="0,030     0,000">
            <text:p>0,030 <text:s text:c="4"/>0,000</text:p>
          </table:table-cell>
          <table:table-cell table:style-name="ce57" table:number-columns-repeated="2"/>
          <table:table-cell table:style-name="ce61" table:formula="of:=TEXT([$Data.H29];&quot;0,000&quot;)&amp;&quot;     &quot;&amp;TEXT([$Data.I29];&quot;0,000&quot;)" office:value-type="string" office:string-value="0,060     0,000">
            <text:p>0,060 <text:s text:c="4"/>0,000</text:p>
          </table:table-cell>
          <table:table-cell table:style-name="ce57" table:number-columns-repeated="2"/>
          <table:table-cell table:style-name="ce61" table:formula="of:=TEXT([$Data.H30];&quot;0,000&quot;)&amp;&quot;     &quot;&amp;TEXT([$Data.I30];&quot;0,000&quot;)" office:value-type="string" office:string-value="0,090     0,000">
            <text:p>0,090 <text:s text:c="4"/>0,000</text:p>
          </table:table-cell>
          <table:table-cell table:style-name="ce57" table:number-columns-repeated="2"/>
          <table:table-cell table:style-name="ce61" table:formula="of:=TEXT([$Data.H31];&quot;0,000&quot;)&amp;&quot;     &quot;&amp;TEXT([$Data.I31];&quot;0,000&quot;)" office:value-type="string" office:string-value="0,120     0,000">
            <text:p>0,120 <text:s text:c="4"/>0,000</text:p>
          </table:table-cell>
          <table:table-cell table:number-columns-repeated="1010"/>
        </table:table-row>
        <table:table-row table:style-name="ro3">
          <table:table-cell table:number-columns-repeated="2"/>
          <table:table-cell>
            <draw:frame table:end-cell-address="Bottom.N62" table:end-x="0.4728in" table:end-y="0.1776in" draw:z-index="1" draw:style-name="gr4" svg:width="6.7035in" svg:height="9.3047in" svg:x="0.0224in" svg:y="0.0827in">
              <draw:object-ole draw:class-id="00000000-0000-0000-0000-000000000000" xlink:href="./MSO_OLE_Obj3" xlink:type="simple" xlink:show="embed" xlink:actuate="onLoad"/>
              <draw:image xlink:href="./ObjectReplacements/MSO_OLE_Obj3" xlink:type="simple" xlink:show="embed" xlink:actuate="onLoad"/>
            </draw:frame>
          </table:table-cell>
          <table:table-cell table:number-columns-repeated="1021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style-name="ce57" table:number-columns-repeated="14"/>
          <table:table-cell table:number-columns-repeated="1010"/>
        </table:table-row>
        <table:table-row table:style-name="ro3">
          <table:table-cell table:style-name="ce74" office:value-type="string">
            <text:p>Diameter</text:p>
          </table:table-cell>
          <table:table-cell table:style-name="ce61" table:formula="of:=TEXT([$Data.H46];&quot;0,000&quot;)" office:value-type="string" office:string-value="0,008">
            <text:p>0,008</text:p>
            <draw:line table:end-cell-address="Bottom.D20" table:end-x="0.1768in" table:end-y="0.1067in" draw:z-index="0" draw:name="Line 2" draw:style-name="gr5" draw:text-style-name="P1" svg:x1="0.3843in" svg:y1="0.0941in" svg:x2="1.5583in" svg:y2="0.461in">
              <text:p/>
            </draw:line>
          </table:table-cell>
          <table:table-cell table:style-name="ce57"/>
          <table:table-cell table:style-name="ce61" table:formula="of:=TEXT([$Data.H41];&quot;0,000&quot;)&amp;&quot;     &quot;&amp;TEXT([$Data.I41];&quot;0,000&quot;)" office:value-type="string" office:string-value="0,015     0,030">
            <text:p>0,015 <text:s text:c="4"/>0,030</text:p>
          </table:table-cell>
          <table:table-cell table:style-name="ce57" table:number-columns-repeated="7"/>
          <table:table-cell table:style-name="ce61" table:formula="of:=TEXT([$Data.H44];&quot;0,000&quot;)&amp;&quot;     &quot;&amp;TEXT([$Data.I44];&quot;0,000&quot;)" office:value-type="string" office:string-value="0,105     0,030">
            <text:p>0,105 <text:s text:c="4"/>0,030</text:p>
          </table:table-cell>
          <table:table-cell table:style-name="ce57" table:number-columns-repeated="2"/>
          <table:table-cell table:number-columns-repeated="1010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/>
          <table:table-cell table:style-name="ce68"/>
          <table:table-cell table:number-columns-repeated="1022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style-name="ce57" table:number-columns-repeated="6"/>
          <table:table-cell table:style-name="ce61" table:formula="of:=TEXT([$Data.H42];&quot;0,000&quot;)&amp;&quot;     &quot;&amp;TEXT([$Data.I42];&quot;0,000&quot;)" office:value-type="string" office:string-value="0,045     0,060">
            <text:p>0,045 <text:s text:c="4"/>0,060</text:p>
          </table:table-cell>
          <table:table-cell table:style-name="ce57"/>
          <table:table-cell table:style-name="ce61" table:formula="of:=TEXT([$Data.H43];&quot;0,000&quot;)&amp;&quot;     &quot;&amp;TEXT([$Data.I43];&quot;0,000&quot;)" office:value-type="string" office:string-value="0,075     0,060">
            <text:p>0,075 <text:s text:c="4"/>0,060</text:p>
          </table:table-cell>
          <table:table-cell table:style-name="ce57" table:number-columns-repeated="2"/>
          <table:table-cell table:number-columns-repeated="1013"/>
        </table:table-row>
        <table:table-row table:style-name="ro3" table:number-rows-repeated="24">
          <table:table-cell table:number-columns-repeated="1024"/>
        </table:table-row>
        <table:table-row table:style-name="ro3">
          <table:table-cell/>
          <table:table-cell table:style-name="ce57" table:number-columns-repeated="6"/>
          <table:table-cell table:style-name="ce61" table:formula="of:=TEXT([$Data.H35];&quot;0,000&quot;)&amp;&quot;     &quot;&amp;TEXT([$Data.I35];&quot;0,000&quot;)" office:value-type="string" office:string-value="0,060     0,120">
            <text:p>0,060 <text:s text:c="4"/>0,120</text:p>
          </table:table-cell>
          <table:table-cell table:style-name="ce57" table:number-columns-repeated="6"/>
          <table:table-cell table:number-columns-repeated="1010"/>
        </table:table-row>
        <table:table-row table:style-name="ro3">
          <table:table-cell/>
          <table:table-cell table:style-name="ce57" table:number-columns-repeated="13"/>
          <table:table-cell table:number-columns-repeated="1010"/>
        </table:table-row>
        <table:table-row table:style-name="ro3">
          <table:table-cell/>
          <table:table-cell table:style-name="ce57" table:number-columns-repeated="4"/>
          <table:table-cell table:style-name="ce76" table:formula="of:=TEXT([$Data.H36];&quot;0,000&quot;)&amp;&quot;     &quot;&amp;TEXT([$Data.I36];&quot;0,000&quot;)" office:value-type="string" office:string-value="0,038     0,128">
            <text:p>0,038 <text:s text:c="4"/>0,128</text:p>
          </table:table-cell>
          <table:table-cell table:style-name="ce57" table:number-columns-repeated="3"/>
          <table:table-cell table:style-name="ce75" table:formula="of:=TEXT([$Data.H34];&quot;0,000&quot;)&amp;&quot;     &quot;&amp;TEXT([$Data.I34];&quot;0,000&quot;)" office:value-type="string" office:string-value="0,083     0,128">
            <text:p>0,083 <text:s text:c="4"/>0,128</text:p>
          </table:table-cell>
          <table:table-cell table:style-name="ce57" table:number-columns-repeated="4"/>
          <table:table-cell table:number-columns-repeated="1010"/>
        </table:table-row>
        <table:table-row table:style-name="ro3" table:number-rows-repeated="7">
          <table:table-cell/>
          <table:table-cell table:style-name="ce57" table:number-columns-repeated="13"/>
          <table:table-cell table:number-columns-repeated="1010"/>
        </table:table-row>
        <table:table-row table:style-name="ro3">
          <table:table-cell/>
          <table:table-cell table:style-name="ce57"/>
          <table:table-cell table:style-name="ce75" table:formula="of:=TEXT([$Data.H38];&quot;0,000&quot;)&amp;&quot;     &quot;&amp;TEXT([$Data.I38];&quot;0,000&quot;)" office:value-type="string" office:string-value="0,000     0,150">
            <text:p>0,000 <text:s text:c="4"/>0,150</text:p>
          </table:table-cell>
          <table:table-cell table:style-name="ce57"/>
          <table:table-cell table:style-name="ce61" table:formula="of:=TEXT([$Data.H37];&quot;0,000&quot;)&amp;&quot;     &quot;&amp;TEXT([$Data.I37];&quot;0,000&quot;)" office:value-type="string" office:string-value="0,030     0,150">
            <text:p>0,030 <text:s text:c="4"/>0,150</text:p>
          </table:table-cell>
          <table:table-cell table:style-name="ce57" table:number-columns-repeated="5"/>
          <table:table-cell table:style-name="ce61" table:formula="of:=TEXT([$Data.H33];&quot;0,000&quot;)&amp;&quot;     &quot;&amp;TEXT([$Data.I33];&quot;0,000&quot;)" office:value-type="string" office:string-value="0,090     0,150">
            <text:p>0,090 <text:s text:c="4"/>0,150</text:p>
          </table:table-cell>
          <table:table-cell table:style-name="ce57" table:number-columns-repeated="2"/>
          <table:table-cell table:style-name="ce61" table:formula="of:=TEXT([$Data.H32];&quot;0,000&quot;)&amp;&quot;     &quot;&amp;TEXT([$Data.I32];&quot;0,000&quot;)" office:value-type="string" office:string-value="0,120     0,150">
            <text:p>0,120 <text:s text:c="4"/>0,150</text:p>
          </table:table-cell>
          <table:table-cell table:number-columns-repeated="1010"/>
        </table:table-row>
        <table:table-row table:style-name="ro3" table:number-rows-repeated="654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p" table:style-name="ta5" table:protected="true" table:print-ranges="Top.A5:Top.P72">
        <table:table-column table:style-name="co26" table:default-cell-style-name="ce71"/>
        <table:table-column table:style-name="co27" table:default-cell-style-name="ce71"/>
        <table:table-column table:style-name="co17" table:default-cell-style-name="ce71"/>
        <table:table-column table:style-name="co18" table:default-cell-style-name="ce71"/>
        <table:table-column table:style-name="co28" table:default-cell-style-name="ce71"/>
        <table:table-column table:style-name="co29" table:default-cell-style-name="ce71"/>
        <table:table-column table:style-name="co30" table:default-cell-style-name="ce71"/>
        <table:table-column table:style-name="co20" table:default-cell-style-name="ce71"/>
        <table:table-column table:style-name="co21" table:default-cell-style-name="ce71"/>
        <table:table-column table:style-name="co26" table:default-cell-style-name="ce71"/>
        <table:table-column table:style-name="co31" table:default-cell-style-name="ce71"/>
        <table:table-column table:style-name="co21" table:default-cell-style-name="ce71"/>
        <table:table-column table:style-name="co24" table:default-cell-style-name="ce71"/>
        <table:table-column table:style-name="co25" table:default-cell-style-name="ce71"/>
        <table:table-column table:style-name="co5" table:number-columns-repeated="243" table:default-cell-style-name="ce71"/>
        <table:table-column table:style-name="co5" table:number-columns-repeated="767" table:default-cell-style-name="Default"/>
        <table:table-row table:style-name="ro3" table:number-rows-repeated="6">
          <table:table-cell table:number-columns-repeated="1024"/>
        </table:table-row>
        <table:table-row table:style-name="ro21">
          <table:table-cell table:number-columns-repeated="6"/>
          <table:table-cell table:style-name="ce77" office:value-type="string">
            <text:p>TOP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7"/>
          <table:table-cell table:style-name="ce75" table:formula="of:=TEXT([$Data.H51];&quot;0,000&quot;)&amp;&quot;     &quot;&amp;TEXT([$Data.I51];&quot;0,000&quot;)" office:value-type="string" office:string-value="0,000     0,000">
            <text:p>0,000 <text:s text:c="4"/>0,000</text:p>
          </table:table-cell>
          <table:table-cell table:style-name="ce57"/>
          <table:table-cell table:style-name="ce57" table:formula="of:=TEXT([$Data.H52];&quot;0,000&quot;)&amp;&quot;     &quot;&amp;TEXT([$Data.I52];&quot;0,000&quot;)" office:value-type="string" office:string-value="0,030     0,000">
            <text:p>0,030 <text:s text:c="4"/>0,000</text:p>
          </table:table-cell>
          <table:table-cell table:style-name="ce57" table:number-columns-repeated="2"/>
          <table:table-cell table:style-name="ce57" table:formula="of:=TEXT([$Data.H53];&quot;0,000&quot;)&amp;&quot;     &quot;&amp;TEXT([$Data.I53];&quot;0,000&quot;)" office:value-type="string" office:string-value="0,060     0,000">
            <text:p>0,060 <text:s text:c="4"/>0,000</text:p>
          </table:table-cell>
          <table:table-cell table:style-name="ce57" table:number-columns-repeated="2"/>
          <table:table-cell table:style-name="ce57" table:formula="of:=TEXT([$Data.H54];&quot;0,000&quot;)&amp;&quot;     &quot;&amp;TEXT([$Data.I54];&quot;0,000&quot;)" office:value-type="string" office:string-value="0,090     0,000">
            <text:p>0,090 <text:s text:c="4"/>0,000</text:p>
          </table:table-cell>
          <table:table-cell table:style-name="ce57" table:number-columns-repeated="2"/>
          <table:table-cell table:style-name="ce57" table:formula="of:=TEXT([$Data.H55];&quot;0,000&quot;)&amp;&quot;     &quot;&amp;TEXT([$Data.I55];&quot;0,000&quot;)" office:value-type="string" office:string-value="0,120     0,000">
            <text:p>0,120 <text:s text:c="4"/>0,000</text:p>
          </table:table-cell>
          <table:table-cell table:style-name="ce57"/>
          <table:table-cell table:number-columns-repeated="1009"/>
        </table:table-row>
        <table:table-row table:style-name="ro3">
          <table:table-cell table:number-columns-repeated="2"/>
          <table:table-cell>
            <draw:frame table:end-cell-address="Top.N69" table:end-x="0.7031in" table:end-y="0.1772in" draw:z-index="1" draw:style-name="gr6" svg:width="6.7024in" svg:height="10.6004in" svg:x="0.0661in" svg:y="0.0354in">
              <draw:object-ole draw:class-id="00000000-0000-0000-0000-000000000000" xlink:href="./MSO_OLE_Obj4" xlink:type="simple" xlink:show="embed" xlink:actuate="onLoad"/>
              <draw:image xlink:href="./ObjectReplacements/MSO_OLE_Obj4" xlink:type="simple" xlink:show="embed" xlink:actuate="onLoad"/>
            </draw:frame>
          </table:table-cell>
          <table:table-cell table:number-columns-repeated="1021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style-name="ce78"/>
          <table:table-cell table:style-name="ce68"/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/>
          <table:table-cell table:style-name="ce68"/>
          <table:table-cell table:number-columns-repeated="1022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/>
          <table:table-cell table:style-name="ce57" table:number-columns-repeated="5"/>
          <table:table-cell table:style-name="ce57" table:formula="of:=TEXT([$Data.H66];&quot;0,000&quot;)&amp;&quot;     &quot;&amp;TEXT([$Data.I66];&quot;0,000&quot;)" office:value-type="string" office:string-value="0,045     0,063">
            <text:p>0,045 <text:s text:c="4"/>0,063</text:p>
          </table:table-cell>
          <table:table-cell table:style-name="ce57"/>
          <table:table-cell table:style-name="ce57" table:formula="of:=TEXT([$Data.H67];&quot;0,000&quot;)&amp;&quot;     &quot;&amp;TEXT([$Data.I67];&quot;0,000&quot;)" office:value-type="string" office:string-value="0,075     0,063">
            <text:p>0,075 <text:s text:c="4"/>0,063</text:p>
          </table:table-cell>
          <table:table-cell table:style-name="ce57" table:number-columns-repeated="2"/>
          <table:table-cell table:number-columns-repeated="1013"/>
        </table:table-row>
        <table:table-row table:style-name="ro3" table:number-rows-repeated="13">
          <table:table-cell table:number-columns-repeated="1024"/>
        </table:table-row>
        <table:table-row table:style-name="ro22">
          <table:table-cell table:number-columns-repeated="3"/>
          <table:table-cell table:style-name="ce68"/>
          <table:table-cell table:number-columns-repeated="7"/>
          <table:table-cell table:style-name="ce68"/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style-name="ce57" table:number-columns-repeated="14"/>
          <table:table-cell table:number-columns-repeated="1010"/>
        </table:table-row>
        <table:table-row table:style-name="ro3">
          <table:table-cell table:style-name="ce57"/>
          <table:table-cell table:style-name="ce57" table:formula="of:=&quot;Diameter &quot;&amp;TEXT([$Data.H70];&quot;0,000&quot;)" office:value-type="string" office:string-value="Diameter 0,008">
            <text:p>Diameter 0,008</text:p>
          </table:table-cell>
          <table:table-cell table:style-name="ce57" table:number-columns-repeated="12"/>
          <table:table-cell table:number-columns-repeated="1010"/>
        </table:table-row>
        <table:table-row table:style-name="ro3">
          <table:table-cell table:style-name="ce57"/>
          <table:table-cell table:style-name="ce57">
            <draw:line table:end-cell-address="Top.D54" table:end-x="0.2311in" table:end-y="0.0472in" draw:z-index="0" draw:name="Line 1" draw:style-name="gr5" draw:text-style-name="P1" svg:x1="0.472in" svg:y1="0.0106in" svg:x2="1.8331in" svg:y2="0.5787in">
              <text:p/>
            </draw:line>
          </table:table-cell>
          <table:table-cell table:style-name="ce57"/>
          <table:table-cell table:style-name="ce57" table:formula="of:=TEXT([$Data.H65];&quot;0,000&quot;)&amp;&quot;     &quot;&amp;TEXT([$Data.I65];&quot;0,000&quot;)" office:value-type="string" office:string-value="0,015     0,125">
            <text:p>0,015 <text:s text:c="4"/>0,125</text:p>
          </table:table-cell>
          <table:table-cell table:style-name="ce57" table:number-columns-repeated="7"/>
          <table:table-cell table:style-name="ce57" table:formula="of:=TEXT([$Data.H68];&quot;0,000&quot;)&amp;&quot;     &quot;&amp;TEXT([$Data.I68];&quot;0,000&quot;)" office:value-type="string" office:string-value="0,105     0,125">
            <text:p>0,105 <text:s text:c="4"/>0,125</text:p>
          </table:table-cell>
          <table:table-cell table:style-name="ce57" table:number-columns-repeated="2"/>
          <table:table-cell table:number-columns-repeated="1010"/>
        </table:table-row>
        <table:table-row table:style-name="ro3">
          <table:table-cell table:style-name="ce57" table:number-columns-repeated="14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7"/>
          <table:table-cell table:style-name="ce68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79"/>
          <table:table-cell table:number-columns-repeated="3"/>
          <table:table-cell table:style-name="ce80"/>
          <table:table-cell table:number-columns-repeated="101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table:style-name="ce57" table:number-columns-repeated="14"/>
          <table:table-cell table:number-columns-repeated="1009"/>
        </table:table-row>
        <table:table-row table:style-name="ro3">
          <table:table-cell/>
          <table:table-cell table:style-name="ce57" table:number-columns-repeated="6"/>
          <table:table-cell table:style-name="ce57" table:formula="of:=TEXT([$Data.H59];&quot;0,000&quot;)&amp;&quot;     &quot;&amp;TEXT([$Data.I59];&quot;0,000&quot;)" office:value-type="string" office:string-value="0,060     0,140">
            <text:p>0,060 <text:s text:c="4"/>0,140</text:p>
          </table:table-cell>
          <table:table-cell table:style-name="ce57" table:number-columns-repeated="7"/>
          <table:table-cell table:number-columns-repeated="1009"/>
        </table:table-row>
        <table:table-row table:style-name="ro3">
          <table:table-cell/>
          <table:table-cell table:style-name="ce57" table:number-columns-repeated="14"/>
          <table:table-cell table:number-columns-repeated="1009"/>
        </table:table-row>
        <table:table-row table:style-name="ro3">
          <table:table-cell/>
          <table:table-cell table:style-name="ce57" table:number-columns-repeated="5"/>
          <table:table-cell table:style-name="ce57" table:formula="of:=TEXT([$Data.H60];&quot;0,000&quot;)&amp;&quot;     &quot;&amp;TEXT([$Data.I60];&quot;0,000&quot;)" office:value-type="string" office:string-value="0,038     0,150">
            <text:p>0,038 <text:s text:c="4"/>0,150</text:p>
          </table:table-cell>
          <table:table-cell table:style-name="ce57" table:number-columns-repeated="2"/>
          <table:table-cell table:style-name="ce74" table:formula="of:=TEXT([$Data.H58];&quot;0,000&quot;)&amp;&quot;     &quot;&amp;TEXT([$Data.I58];&quot;0,000&quot;)" office:value-type="string" office:string-value="0,083     0,150">
            <text:p>0,083 <text:s text:c="4"/>0,150</text:p>
          </table:table-cell>
          <table:table-cell table:style-name="ce57" table:number-columns-repeated="5"/>
          <table:table-cell table:number-columns-repeated="1009"/>
        </table:table-row>
        <table:table-row table:style-name="ro3">
          <table:table-cell/>
          <table:table-cell table:style-name="ce57"/>
          <table:table-cell table:style-name="ce75"/>
          <table:table-cell table:style-name="ce57"/>
          <table:table-cell table:style-name="ce61"/>
          <table:table-cell table:style-name="ce57" table:number-columns-repeated="5"/>
          <table:table-cell table:style-name="ce61"/>
          <table:table-cell table:style-name="ce57" table:number-columns-repeated="2"/>
          <table:table-cell table:style-name="ce61"/>
          <table:table-cell table:style-name="ce57"/>
          <table:table-cell table:number-columns-repeated="1009"/>
        </table:table-row>
        <table:table-row table:style-name="ro3" table:number-rows-repeated="5">
          <table:table-cell/>
          <table:table-cell table:style-name="ce57" table:number-columns-repeated="14"/>
          <table:table-cell table:number-columns-repeated="1009"/>
        </table:table-row>
        <table:table-row table:style-name="ro3">
          <table:table-cell/>
          <table:table-cell table:style-name="ce57"/>
          <table:table-cell table:style-name="ce57" table:formula="of:=TEXT([$Data.H62];&quot;0,000&quot;)&amp;&quot;     &quot;&amp;TEXT([$Data.I62];&quot;0,000&quot;)" office:value-type="string" office:string-value="0,000     0,173">
            <text:p>0,000 <text:s text:c="4"/>0,173</text:p>
          </table:table-cell>
          <table:table-cell table:style-name="ce57"/>
          <table:table-cell table:style-name="ce57" table:formula="of:=TEXT([$Data.H61];&quot;0,000&quot;)&amp;&quot;     &quot;&amp;TEXT([$Data.I61];&quot;0,000&quot;)" office:value-type="string" office:string-value="0,030     0,173">
            <text:p>0,030 <text:s text:c="4"/>0,173</text:p>
          </table:table-cell>
          <table:table-cell table:style-name="ce57" table:number-columns-repeated="5"/>
          <table:table-cell table:style-name="ce57" table:formula="of:=TEXT([$Data.H57];&quot;0,000&quot;)&amp;&quot;     &quot;&amp;TEXT([$Data.I57];&quot;0,000&quot;)" office:value-type="string" office:string-value="0,090     0,173">
            <text:p>0,090 <text:s text:c="4"/>0,173</text:p>
          </table:table-cell>
          <table:table-cell table:style-name="ce57" table:number-columns-repeated="2"/>
          <table:table-cell table:style-name="ce57" table:formula="of:=TEXT([$Data.H56];&quot;0,000&quot;)&amp;&quot;     &quot;&amp;TEXT([$Data.I56];&quot;0,000&quot;)" office:value-type="string" office:string-value="0,120     0,173">
            <text:p>0,120 <text:s text:c="4"/>0,173</text:p>
          </table:table-cell>
          <table:table-cell table:style-name="ce57"/>
          <table:table-cell table:number-columns-repeated="1009"/>
        </table:table-row>
        <table:table-row table:style-name="ro3" table:number-rows-repeated="654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sembly" table:style-name="ta6" table:protected="true" table:print-ranges="Assembly.A1:Assembly.AA69">
        <office:forms form:automatic-focus="false" form:apply-design-mode="false"/>
        <table:table-column table:style-name="co5" table:number-columns-repeated="1024" table:default-cell-style-name="Default"/>
        <table:table-row table:style-name="ro3">
          <table:table-cell>
            <draw:frame table:end-cell-address="Assembly.Y64" table:end-x="0.0449in" table:end-y="0.0315in" draw:z-index="0" draw:style-name="gr7" svg:width="16.7772in" svg:height="11.0744in" svg:x="0.1209in" svg:y="0.115in">
              <draw:object-ole draw:class-id="00000000-0000-0000-0000-000000000000" xlink:href="./MSO_OLE_Obj5" xlink:type="simple" xlink:show="embed" xlink:actuate="onLoad"/>
              <draw:image xlink:href="./ObjectReplacements/MSO_OLE_Obj5" xlink:type="simple" xlink:show="embed" xlink:actuate="onLoad"/>
            </draw:frame>
          </table:table-cell>
          <table:table-cell table:number-columns-repeated="1023"/>
        </table:table-row>
      </table:table>
      <table:named-expressions>
        <table:named-range table:name="Excel_BuiltIn_Print_Area_6" table:base-cell-address="$Data.$A$1" table:cell-range-address="$Assembly.$A$1:.$AA$69" table:range-usable-as="print-range"/>
        <table:named-range table:name="Excel_BuiltIn_Print_Area_4" table:base-cell-address="$Data.$A$1" table:cell-range-address="$Bottom.$A$7:.$O$66" table:range-usable-as="print-range"/>
        <table:named-range table:name="Excel_BuiltIn_Print_Area_1" table:base-cell-address="$Data.$A$1" table:cell-range-address="$Data.$A$1:.$J$72" table:range-usable-as="print-range"/>
        <table:named-range table:name="Excel_BuiltIn_Print_Area_3" table:base-cell-address="$Data.$A$1" table:cell-range-address="$InnerRib.$A$3:.$AK$30" table:range-usable-as="print-range"/>
        <table:named-range table:name="Excel_BuiltIn_Print_Area_2" table:base-cell-address="$Data.$A$1" table:cell-range-address="$OuterRib.$A$3:.$AG$21" table:range-usable-as="print-range"/>
        <table:named-range table:name="Excel_BuiltIn_Print_Area_5" table:base-cell-address="$Data.$A$1" table:cell-range-address="$Top.$A$5:.$P$72" table:range-usable-as="print-range"/>
        <table:named-range table:name="offset" table:base-cell-address="$Data.$A$1" table:cell-range-address="$Data.$B$9"/>
        <table:named-range table:name="offsetY" table:base-cell-address="$Data.$A$1" table:cell-range-address="$Data.$B$10"/>
        <table:named-range table:name="Profile2" table:base-cell-address="$Data.$A$1" table:cell-range-address="$Data.$C$38:.$D$57"/>
        <table:named-range table:name="ScaleFactor" table:base-cell-address="$Data.$A$1" table:cell-range-address="$Data.$B$7"/>
        <table:named-range table:name="unitFactor" table:base-cell-address="$Data.$A$1" table:cell-range-address="$Data.$B$12"/>
        <table:named-range table:name="Units" table:base-cell-address="$Data.$A$1" table:cell-range-address="$Data.$B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 </number:text>
      <number:number number:decimal-places="0" number:min-integer-digits="1" number:grouping="true"/>
    </number:number-style>
    <number:number-style style:name="N118">
      <number:text>$ 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0" number:min-integer-digits="1" number:grouping="true"/>
    </number:number-style>
    <number:number-style style:name="N119">
      <style:text-properties fo:color="#ff0000"/>
      <number:text>$ 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$ </number:text>
      <number:number number:decimal-places="2" number:min-integer-digits="1" number:grouping="true"/>
    </number:number-style>
    <number:number-style style:name="N121">
      <number:text>$ 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$ </number:text>
      <number:number number:decimal-places="2" number:min-integer-digits="1" number:grouping="true"/>
    </number:number-style>
    <number:number-style style:name="N122">
      <style:text-properties fo:color="#ff0000"/>
      <number:text>$ -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 </number:text>
      <number:number number:decimal-places="0" number:min-integer-digits="1" number:grouping="true"/>
      <number:text> </number:text>
    </number:number-style>
    <number:number-style style:name="N130P1" style:volatile="true">
      <number:text> $ -</number:text>
      <number:number number:decimal-places="0" number:min-integer-digits="1" number:grouping="true"/>
      <number:text> </number:text>
    </number:number-style>
    <number:number-style style:name="N130P2" style:volatile="true">
      <number:text> $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 </number:text>
      <number:number number:decimal-places="2" number:min-integer-digits="1" number:grouping="true"/>
      <number:text> </number:text>
    </number:number-style>
    <number:number-style style:name="N138P1" style:volatile="true">
      <number:text> $ -</number:text>
      <number:number number:decimal-places="2" number:min-integer-digits="1" number:grouping="true"/>
      <number:text> </number:text>
    </number:number-style>
    <number:number-style style:name="N138P2" style:volatile="true">
      <number:text> $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 number:grouping="true"/>
      <number:text> DM</number:text>
    </number:number-style>
    <number:number-style style:name="N144">
      <number:text>-</number:text>
      <number:number number:decimal-places="0" number:min-integer-digits="1" number:grouping="true"/>
      <number:text> DM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DM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5P0"/>
    </number:number-style>
    <number:number-style style:name="N147P0" style:volatile="true">
      <number:number number:decimal-places="2" number:min-integer-digits="1" number:grouping="true"/>
      <number:text> DM</number:text>
    </number:number-style>
    <number:number-style style:name="N147">
      <number:text>-</number:text>
      <number:number number:decimal-places="2" number:min-integer-digits="1" number:grouping="true"/>
      <number:text> DM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DM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8P0"/>
    </number:number-style>
    <number:number-style style:name="N152P0" style:volatile="true">
      <number:number number:decimal-places="0" number:min-integer-digits="1" number:grouping="true"/>
      <number:text> DM </number:text>
    </number:number-style>
    <number:number-style style:name="N152P1" style:volatile="true">
      <number:text>-</number:text>
      <number:number number:decimal-places="0" number:min-integer-digits="1" number:grouping="true"/>
      <number:text> DM </number:text>
    </number:number-style>
    <number:number-style style:name="N152P2" style:volatile="true">
      <number:text> - DM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      </number:text>
    </number:number-style>
    <number:number-style style:name="N156P1" style:volatile="true">
      <number:text>-</number:text>
      <number:number number:decimal-places="0" number:min-integer-digits="1" number:grouping="true"/>
      <number:text>       </number:text>
    </number:number-style>
    <number:number-style style:name="N156P2" style:volatile="true">
      <number:text> -   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DM </number:text>
    </number:number-style>
    <number:number-style style:name="N160P1" style:volatile="true">
      <number:text>-</number:text>
      <number:number number:decimal-places="2" number:min-integer-digits="1" number:grouping="true"/>
      <number:text> DM </number:text>
    </number:number-style>
    <number:number-style style:name="N160P2" style:volatile="true">
      <number:text> -</number:text>
      <number:number number:decimal-places="0" number:min-integer-digits="0"/>
      <number:text> DM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      </number:text>
    </number:number-style>
    <number:number-style style:name="N164P1" style:volatile="true">
      <number:text>-</number:text>
      <number:number number:decimal-places="2" number:min-integer-digits="1" number:grouping="true"/>
      <number:text>       </number:text>
    </number:number-style>
    <number:number-style style:name="N164P2" style:volatile="true">
      <number:text> -</number:text>
      <number:number number:decimal-places="0" number:min-integer-digits="0"/>
      <number:text>      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number:min-integer-digits="1" number:grouping="true"/>
      <number:text> $ </number:text>
    </number:number-style>
    <number:number-style style:name="N166">
      <number:text>(</number:text>
      <number:number number:decimal-places="0" number:min-integer-digits="1" number:grouping="true"/>
      <number:text> $)</number:text>
      <style:map style:condition="value()&gt;=0" style:apply-style-name="N166P0"/>
    </number:number-style>
    <number:number-style style:name="N167P0" style:volatile="true">
      <number:number number:decimal-places="0" number:min-integer-digits="1" number:grouping="true"/>
      <number:text> $ </number:text>
    </number:number-style>
    <number:number-style style:name="N167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67P0"/>
    </number:number-style>
    <number:number-style style:name="N169P0" style:volatile="true">
      <number:number number:decimal-places="2" number:min-integer-digits="1" number:grouping="true"/>
      <number:text> $ </number:text>
    </number:number-style>
    <number:number-style style:name="N169">
      <number:text>(</number:text>
      <number:number number:decimal-places="2" number:min-integer-digits="1" number:grouping="true"/>
      <number:text> $)</number:text>
      <style:map style:condition="value()&gt;=0" style:apply-style-name="N169P0"/>
    </number:number-style>
    <number:number-style style:name="N170P0" style:volatile="true">
      <number:number number:decimal-places="2" number:min-integer-digits="1" number:grouping="true"/>
      <number:text> $ </number:text>
    </number:number-style>
    <number:number-style style:name="N170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70P0"/>
    </number:number-style>
    <number:number-style style:name="N174P0" style:volatile="true">
      <number:number number:decimal-places="0" number:min-integer-digits="1" number:grouping="true"/>
      <number:text>  $ </number:text>
    </number:number-style>
    <number:number-style style:name="N174P1" style:volatile="true">
      <number:text> (</number:text>
      <number:number number:decimal-places="0" number:min-integer-digits="1" number:grouping="true"/>
      <number:text>) $ </number:text>
    </number:number-style>
    <number:number-style style:name="N174P2" style:volatile="true">
      <number:text> -  $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0" number:min-integer-digits="1" number:grouping="true"/>
      <number:text>     </number:text>
    </number:number-style>
    <number:number-style style:name="N178P1" style:volatile="true">
      <number:text> (</number:text>
      <number:number number:decimal-places="0" number:min-integer-digits="1" number:grouping="true"/>
      <number:text>)    </number:text>
    </number:number-style>
    <number:number-style style:name="N178P2" style:volatile="true">
      <number:text> - 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2" number:min-integer-digits="1" number:grouping="true"/>
      <number:text>  $ </number:text>
    </number:number-style>
    <number:number-style style:name="N182P1" style:volatile="true">
      <number:text> (</number:text>
      <number:number number:decimal-places="2" number:min-integer-digits="1" number:grouping="true"/>
      <number:text>) $ </number:text>
    </number:number-style>
    <number:number-style style:name="N182P2" style:volatile="true">
      <number:text> -</number:text>
      <number:number number:decimal-places="0" number:min-integer-digits="0"/>
      <number:text>  $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2" number:min-integer-digits="1" number:grouping="true"/>
      <number:text>     </number:text>
    </number:number-style>
    <number:number-style style:name="N186P1" style:volatile="true">
      <number:text> (</number:text>
      <number:number number:decimal-places="2" number:min-integer-digits="1" number:grouping="true"/>
      <number:text>)    </number:text>
    </number:number-style>
    <number:number-style style:name="N186P2" style:volatile="true">
      <number:text> -</number:text>
      <number:number number:decimal-places="0" number:min-integer-digits="0"/>
      <number:text>    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number-style style:name="N193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138in solid #c0c0c0"/>
    </style:style>
    <style:style style:name="Salida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6598in" fo:margin-bottom="0.5402in" fo:margin-left="0.748in" fo:margin-right="0.748in" style:first-page-number="continue" style:scale-to-X="1" style:scale-to-Y="1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0374in"/>
      </style:footer-style>
    </style:page-layout>
    <style:page-layout style:name="Mpm4">
      <style:page-layout-properties fo:page-width="8.2673in" fo:page-height="11.6925in" style:num-format="1" style:print-orientation="portrait" fo:margin-top="0.5in" fo:margin-bottom="0.5in" fo:margin-left="0.75in" fo:margin-right="0.75in" style:first-page-number="continue" style:scale-to-X="1" style:scale-to-Y="1" style:writing-mode="lr-tb"/>
      <style:header-style>
        <style:header-footer-properties fo:min-height="0.2957in" fo:margin-left="0in" fo:margin-right="0in" fo:margin-bottom="0.361in"/>
      </style:header-style>
      <style:footer-style>
        <style:header-footer-properties fo:min-height="0.2957in" fo:margin-left="0in" fo:margin-right="0in" fo:margin-top="0.222in"/>
      </style:footer-style>
    </style:page-layout>
    <style:page-layout style:name="Mpm5">
      <style:page-layout-properties style:num-format="1" style:print-orientation="portrait" fo:margin-top="0.55in" fo:margin-bottom="0.5402in" fo:margin-left="0.75in" fo:margin-right="0.75in" style:first-page-number="continue" style:scale-to-X="1" style:scale-to-Y="1" style:writing-mode="lr-tb"/>
      <style:header-style>
        <style:header-footer-properties svg:height="0.1201in" fo:margin-left="0in" fo:margin-right="0in" fo:margin-bottom="0in"/>
      </style:header-style>
      <style:footer-style>
        <style:header-footer-properties fo:min-height="0.2957in" fo:margin-left="0in" fo:margin-right="0in" fo:margin-top="0.0425in"/>
      </style:footer-style>
    </style:page-layout>
    <style:page-layout style:name="Mpm6">
      <style:page-layout-properties style:num-format="1" style:print-orientation="portrait" fo:margin-top="0.5in" fo:margin-bottom="0.5in" fo:margin-left="0.3299in" fo:margin-right="0.35in" style:first-page-number="continue" style:scale-to-X="1" style:scale-to-Y="1" style:writing-mode="lr-tb"/>
      <style:header-style>
        <style:header-footer-properties fo:min-height="0.2957in" fo:margin-left="0.4181in" fo:margin-right="0.398in" fo:margin-bottom="0.4709in"/>
      </style:header-style>
      <style:footer-style>
        <style:header-footer-properties fo:min-height="0.2957in" fo:margin-left="0.4181in" fo:margin-right="0.398in" fo:margin-top="0.0626in"/>
      </style:footer-style>
    </style:page-layout>
    <style:page-layout style:name="Mpm7">
      <style:page-layout-properties style:num-format="1" style:print-orientation="portrait" fo:margin-top="0.5in" fo:margin-bottom="0.5in" fo:margin-left="0.75in" fo:margin-right="0.75in" style:first-page-number="continue" style:scale-to-X="1" style:scale-to-Y="1" style:writing-mode="lr-tb"/>
      <style:header-style>
        <style:header-footer-properties fo:min-height="0.2957in" fo:margin-left="0in" fo:margin-right="0in" fo:margin-bottom="0.361in"/>
      </style:header-style>
      <style:footer-style>
        <style:header-footer-properties fo:min-height="0.2957in" fo:margin-left="0in" fo:margin-right="0in" fo:margin-top="0.222in"/>
      </style:footer-style>
    </style:page-layout>
    <style:page-layout style:name="Mpm8">
      <style:page-layout-properties fo:page-width="11in" fo:page-height="8.5in" style:num-format="1" style:print-orientation="landscape" fo:margin-top="0.3154in" fo:margin-bottom="0.5118in" fo:margin-left="0.1965in" fo:margin-right="0.1965in" style:first-page-number="continue" style:scale-to="55%" style:table-centering="both" style:writing-mode="lr-tb"/>
      <style:header-style>
        <style:header-footer-properties fo:min-height="0.2957in" fo:margin-left="0.5516in" fo:margin-right="0.5516in" fo:margin-bottom="0in"/>
      </style:header-style>
      <style:footer-style>
        <style:header-footer-properties fo:min-height="0.2957in" fo:margin-left="0.5516in" fo:margin-right="0.5516in" fo:margin-top="0.0138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1">12/11/2009</text:date>, <text:time>00:0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  <text:p><text:span text:style-name="MT1"><text:date style:data-style-name="N2" text:date-value="2009-12-11">12/11/2009</text:date></text:span></text:p>
        </style:region-left>
      </style:footer>
      <style:footer-left style:display="false">
        <style:region-left>
          <text:p><text:span text:style-name="MT1"><text:file-name text:display="name-and-extension">???</text:file-name></text:span></text:p>
          <text:p><text:span text:style-name="MT1"><text:date style:data-style-name="N2" text:date-value="2009-12-11">12/11/2009</text:date></text:span></text:p>
        </style:region-left>
      </style:footer-left>
    </style:master-page>
    <style:master-page style:name="PageStyle_5f_OuterRib" style:display-name="PageStyle_OuterRib" style:page-layout-name="Mpm4">
      <style:header>
        <text:p><text:span text:style-name="MT2">Flowform FF03A from Harald Prizler</text:span></text:p>
      </style:header>
      <style:header-left style:display="false">
        <text:p><text:span text:style-name="MT2">Flowform FF03A from Harald Prizler</text:span></text:p>
      </style:header-left>
      <style:footer>
        <style:region-left>
          <text:p><text:span text:style-name="MT2"><text:file-name text:display="name-and-extension">???</text:file-name></text:span></text:p>
          <text:p><text:span text:style-name="MT2"><text:date style:data-style-name="N2" text:date-value="2009-12-11">12/11/2009</text:date></text:span></text:p>
        </style:region-left>
      </style:footer>
      <style:footer-left style:display="false">
        <style:region-left>
          <text:p><text:span text:style-name="MT2"><text:file-name text:display="name-and-extension">???</text:file-name></text:span></text:p>
          <text:p><text:span text:style-name="MT2"><text:date style:data-style-name="N2" text:date-value="2009-12-11">12/11/2009</text:date></text:span></text:p>
        </style:region-left>
      </style:footer-left>
    </style:master-page>
    <style:master-page style:name="PageStyle_5f_InnerRib" style:display-name="PageStyle_InnerRib" style:page-layout-name="Mpm5">
      <style:header>
        <text:p><text:span text:style-name="MT2">Flowform FF03A from Harald Prinzler</text:span></text:p>
      </style:header>
      <style:header-left style:display="false">
        <text:p><text:span text:style-name="MT2">Flowform FF03A from Harald Prinzler</text:span></text:p>
      </style:header-left>
      <style:footer>
        <style:region-left>
          <text:p><text:span text:style-name="MT2"><text:file-name text:display="name-and-extension">???</text:file-name></text:span></text:p>
          <text:p><text:span text:style-name="MT2"><text:date style:data-style-name="N2" text:date-value="2009-12-11">12/11/2009</text:date></text:span></text:p>
        </style:region-left>
      </style:footer>
      <style:footer-left style:display="false">
        <style:region-left>
          <text:p><text:span text:style-name="MT2"><text:file-name text:display="name-and-extension">???</text:file-name></text:span></text:p>
          <text:p><text:span text:style-name="MT2"><text:date style:data-style-name="N2" text:date-value="2009-12-11">12/11/2009</text:date></text:span></text:p>
        </style:region-left>
      </style:footer-left>
    </style:master-page>
    <style:master-page style:name="PageStyle_5f_Bottom" style:display-name="PageStyle_Bottom" style:page-layout-name="Mpm6">
      <style:header>
        <text:p><text:span text:style-name="MT2">Flowform FF03A from Harald Prinzler</text:span></text:p>
      </style:header>
      <style:header-left style:display="false">
        <text:p><text:span text:style-name="MT2">Flowform FF03A from Harald Prinzler</text:span></text:p>
      </style:header-left>
      <style:footer>
        <style:region-left>
          <text:p><text:span text:style-name="MT2"><text:file-name text:display="name-and-extension">???</text:file-name></text:span></text:p>
          <text:p><text:span text:style-name="MT2"><text:date style:data-style-name="N2" text:date-value="2009-12-11">12/11/2009</text:date></text:span></text:p>
        </style:region-left>
      </style:footer>
      <style:footer-left style:display="false">
        <style:region-left>
          <text:p><text:span text:style-name="MT2"><text:file-name text:display="name-and-extension">???</text:file-name></text:span></text:p>
          <text:p><text:span text:style-name="MT2"><text:date style:data-style-name="N2" text:date-value="2009-12-11">12/11/2009</text:date></text:span></text:p>
        </style:region-left>
      </style:footer-left>
    </style:master-page>
    <style:master-page style:name="PageStyle_5f_Top" style:display-name="PageStyle_Top" style:page-layout-name="Mpm7">
      <style:header>
        <text:p><text:span text:style-name="MT2">Flowform FF03A from Harald Prinzler</text:span></text:p>
      </style:header>
      <style:header-left style:display="false">
        <text:p><text:span text:style-name="MT2">Flowform FF03A from Harald Prinzler</text:span></text:p>
      </style:header-left>
      <style:footer>
        <style:region-left>
          <text:p><text:span text:style-name="MT2"><text:file-name text:display="name-and-extension">???</text:file-name></text:span></text:p>
          <text:p><text:span text:style-name="MT2"><text:date style:data-style-name="N2" text:date-value="2009-12-11">12/11/2009</text:date></text:span></text:p>
        </style:region-left>
      </style:footer>
      <style:footer-left style:display="false">
        <style:region-left>
          <text:p><text:span text:style-name="MT2"><text:file-name text:display="name-and-extension">???</text:file-name></text:span></text:p>
          <text:p><text:span text:style-name="MT2"><text:date style:data-style-name="N2" text:date-value="2009-12-11">12/11/2009</text:date></text:span></text:p>
        </style:region-left>
      </style:footer-left>
    </style:master-page>
    <style:master-page style:name="PageStyle_5f_Assembly" style:display-name="PageStyle_Assembly" style:page-layout-name="Mpm8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  <text:p><text:span text:style-name="MT1"><text:date style:data-style-name="N2" text:date-value="2009-12-11">12/11/2009</text:date></text:span></text:p>
        </style:region-left>
      </style:footer>
      <style:footer-left style:display="false">
        <style:region-left>
          <text:p><text:span text:style-name="MT1"><text:file-name text:display="name-and-extension">???</text:file-name></text:span></text:p>
          <text:p><text:span text:style-name="MT1"><text:date style:data-style-name="N2" text:date-value="2009-12-11">12/11/2009</text:date>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priegu</meta:initial-creator>
    <meta:creation-date>2003-11-07T19:16:26</meta:creation-date>
    <dc:date>2009-12-10T23:32:08</dc:date>
    <meta:print-date>2009-11-16T22:50:05</meta:print-date>
    <meta:generator>OpenOffice.org/3.0$Linux OpenOffice.org_project/300m15$Build-9379</meta:generator>
    <meta:editing-duration>PT00H01M24S</meta:editing-duration>
    <meta:editing-cycles>1</meta:editing-cycles>
    <meta:document-statistic meta:table-count="6" meta:cell-count="460" meta:object-count="11"/>
  </office:meta>
</office:document-meta>
</file>